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oon1" svg:font-family="Boon" style:font-pitch="variable"/>
    <style:font-face style:name="David Libre" svg:font-family="'David Libre'" style:font-pitch="variable"/>
    <style:font-face style:name="Boon" svg:font-family="Boon" style:font-family-generic="modern" style:font-pitch="variable"/>
    <style:font-face style:name="Boon SemiBold" svg:font-family="'Boon SemiBold'" style:font-family-generic="modern" style:font-pitch="variable"/>
    <style:font-face style:name="Liberation Serif" svg:font-family="'Liberation Serif'" style:font-family-generic="roman" style:font-pitch="variable"/>
    <style:font-face style:name="PhotinaMT" svg:font-family="PhotinaMT" style:font-family-generic="roman" style:font-pitch="variable"/>
    <style:font-face style:name="THSarabunPSK" svg:font-family="THSarabunPSK" style:font-family-generic="roman" style:font-pitch="variable"/>
    <style:font-face style:name="Times-Roman" svg:font-family="Times-Roman" style:font-family-generic="roman" style:font-pitch="variable"/>
    <style:font-face style:name="WarnockPro-Regular" svg:font-family="WarnockPro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36in" table:align="left"/>
    </style:style>
    <style:style style:name="Table2.A" style:family="table-column">
      <style:table-column-properties style:column-width="2.9375in"/>
    </style:style>
    <style:style style:name="Table2.B" style:family="table-column">
      <style:table-column-properties style:column-width="3.9861in"/>
    </style:style>
    <style:style style:name="Table2.A1" style:family="table-cell">
      <style:table-cell-properties fo:background-color="#dde8c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e8cb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9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5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77bc65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77bc6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1.54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background-color="#77bc65" fo:padding="0.0382in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77bc6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8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3.D18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fcd4d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cd4d1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3.9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1.54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3764in"/>
    </style:style>
    <style:style style:name="Table5.A10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5.D10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8" style:family="table-cell">
      <style:table-cell-properties fo:background-color="#e0c2cd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e0c2c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15in" table:align="left"/>
    </style:style>
    <style:style style:name="Table6.A" style:family="table-column">
      <style:table-column-properties style:column-width="0.5611in"/>
    </style:style>
    <style:style style:name="Table6.B" style:family="table-column">
      <style:table-column-properties style:column-width="2.691in"/>
    </style:style>
    <style:style style:name="Table6.C" style:family="table-column">
      <style:table-column-properties style:column-width="0.5618in"/>
    </style:style>
    <style:style style:name="Table6.D" style:family="table-column">
      <style:table-column-properties style:column-width="3.1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3764in"/>
    </style:style>
    <style:style style:name="Table6.A10" style:family="table-cell">
      <style:table-cell-properties fo:background-color="#ffb66c" fo:padding="0.0382in" fo:border-left="0.05pt solid #000000" fo:border-right="none" fo:border-top="none" fo:border-bottom="0.05pt solid #000000">
        <style:background-image/>
      </style:table-cell-properties>
    </style:style>
    <style:style style:name="Table6.D10" style:family="table-cell">
      <style:table-cell-properties fo:background-color="#ffb66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8" style:family="table-cell">
      <style:table-cell-properties fo:background-color="#e0c2cd" fo:padding="0.0382in" fo:border-left="0.05pt solid #000000" fo:border-right="none" fo:border-top="none" fo:border-bottom="0.05pt solid #000000">
        <style:background-image/>
      </style:table-cell-properties>
    </style:style>
    <style:style style:name="Table6.D18" style:family="table-cell">
      <style:table-cell-properties fo:background-color="#e0c2c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125in" style:rel-column-width="4500*"/>
    </style:style>
    <style:style style:name="Table13.B" style:family="table-column">
      <style:table-column-properties style:column-width="3.8in" style:rel-column-width="547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oon" fo:font-size="14pt" fo:font-weight="bold" officeooo:rsid="000fee18" officeooo:paragraph-rsid="000fee18" style:font-size-asian="14pt" style:font-weight-asian="bold" style:font-name-complex="Boon" style:font-size-complex="14pt" style:language-complex="th" style:country-complex="TH" style:font-weight-complex="bold"/>
    </style:style>
    <style:style style:name="P2" style:family="paragraph" style:parent-style-name="Standard">
      <style:text-properties style:font-name="Boon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3" style:family="paragraph" style:parent-style-name="Standard">
      <style:text-properties style:font-name="Boon" fo:font-size="12pt" fo:font-weight="normal" officeooo:rsid="000fee18" officeooo:paragraph-rsid="00227848" style:font-size-asian="12pt" style:font-weight-asian="normal" style:font-name-complex="Boon" style:font-size-complex="12pt" style:language-complex="th" style:country-complex="TH" style:font-weight-complex="normal"/>
    </style:style>
    <style:style style:name="P4" style:family="paragraph" style:parent-style-name="Standard">
      <style:text-properties style:font-name="Boon" fo:font-size="12pt" fo:font-weight="normal" officeooo:rsid="0024d4ab" officeooo:paragraph-rsid="0024d4ab" style:font-size-asian="12pt" style:font-weight-asian="normal" style:font-name-complex="Boon" style:font-size-complex="12pt" style:language-complex="th" style:country-complex="TH" style:font-weight-complex="normal"/>
    </style:style>
    <style:style style:name="P5" style:family="paragraph" style:parent-style-name="Standard">
      <style:text-properties style:font-name="Boon" fo:font-size="12pt" fo:font-style="italic" fo:font-weight="normal" officeooo:rsid="0024d4ab" officeooo:paragraph-rsid="0024d4ab" style:font-size-asian="12pt" style:font-style-asian="italic" style:font-weight-asian="normal" style:font-name-complex="Boon" style:font-size-complex="12pt" style:language-complex="th" style:country-complex="TH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Boon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2pt" fo:font-weight="normal" officeooo:rsid="001c8379" officeooo:paragraph-rsid="001c8379" style:font-size-asian="12pt" style:font-weight-asian="normal" style:font-name-complex="Boon" style:font-size-complex="12pt" style:language-complex="th" style:country-complex="TH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2f062d" officeooo:paragraph-rsid="002f062d" style:font-size-asian="10pt" style:font-weight-asian="normal" style:font-name-complex="Boon" style:font-size-complex="10pt" style:language-complex="th" style:country-complex="TH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2f062d" officeooo:paragraph-rsid="001c8379" style:font-size-asian="10pt" style:font-weight-asian="normal" style:font-name-complex="Boon" style:font-size-complex="10pt" style:language-complex="th" style:country-complex="TH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0fee18" officeooo:paragraph-rsid="00190ba7" style:font-size-asian="14pt" style:font-weight-asian="bold" style:font-name-complex="David Libre" style:font-size-complex="14pt" style:language-complex="th" style:country-complex="TH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1ab5ba" officeooo:paragraph-rsid="001ab5ba" style:font-size-asian="14pt" style:font-weight-asian="bold" style:font-name-complex="Boon" style:font-size-complex="14pt" style:language-complex="th" style:country-complex="TH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David Libre" fo:font-size="14pt" fo:font-weight="bold" officeooo:rsid="001c8379" officeooo:paragraph-rsid="001c8379" style:font-size-asian="14pt" style:font-weight-asian="bold" style:font-name-complex="Boon" style:font-size-complex="14pt" style:language-complex="th" style:country-complex="TH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David Libre" fo:font-size="12pt" fo:font-weight="normal" officeooo:rsid="00190ba7" officeooo:paragraph-rsid="00190ba7" style:font-size-asian="10.5pt" style:font-weight-asian="normal" style:font-name-complex="Boon" style:font-size-complex="16pt" style:language-complex="th" style:country-complex="TH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avid Libre" fo:font-size="10pt" fo:font-weight="normal" officeooo:rsid="002f062d" officeooo:paragraph-rsid="002f062d" style:font-size-asian="10pt" style:font-weight-asian="normal" style:font-name-complex="Boon" style:font-size-complex="10pt" style:language-complex="th" style:country-complex="TH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Boon1" fo:font-size="14pt" fo:font-weight="bold" officeooo:rsid="000fee18" officeooo:paragraph-rsid="00190ba7" style:font-size-asian="14pt" style:font-weight-asian="bold" style:font-name-complex="Boon1" style:font-size-complex="14pt" style:language-complex="th" style:country-complex="TH" style:font-weight-complex="bold"/>
    </style:style>
    <style:style style:name="P17" style:family="paragraph" style:parent-style-name="Standard">
      <style:text-properties style:font-name="David Libre" fo:font-size="12pt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avid Libre" fo:font-size="12pt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19" style:family="paragraph" style:parent-style-name="Standard">
      <style:text-properties style:font-name="David Libre" fo:font-size="12pt" style:text-underline-style="solid" style:text-underline-width="auto" style:text-underline-color="font-color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avid Libre" fo:font-size="12pt" style:text-underline-style="solid" style:text-underline-width="auto" style:text-underline-color="font-color" fo:font-weight="normal" officeooo:rsid="002b2992" officeooo:paragraph-rsid="002b2992" style:font-size-asian="12pt" style:font-weight-asian="normal" style:font-name-complex="Boon" style:font-size-complex="12pt" style:language-complex="th" style:country-complex="TH" style:font-weight-complex="normal"/>
    </style:style>
    <style:style style:name="P21" style:family="paragraph" style:parent-style-name="Standard">
      <style:text-properties style:font-name="David Libre" fo:font-size="12pt" fo:font-style="italic" fo:font-weight="normal" officeooo:rsid="002f062d" officeooo:paragraph-rsid="002f062d" style:font-size-asian="12pt" style:font-style-asian="italic" style:font-weight-asian="normal" style:font-name-complex="Boon" style:font-size-complex="12pt" style:language-complex="th" style:country-complex="TH" style:font-style-complex="italic" style:font-weight-complex="normal"/>
    </style:style>
    <style:style style:name="P22" style:family="paragraph" style:parent-style-name="Standard">
      <style:text-properties style:font-name="David Libre" fo:font-size="11pt" fo:font-weight="normal" officeooo:rsid="002b2992" officeooo:paragraph-rsid="002b2992" style:font-size-asian="11pt" style:font-weight-asian="normal" style:font-name-complex="Boon" style:font-size-complex="11pt" style:language-complex="th" style:country-complex="TH" style:font-weight-complex="normal"/>
    </style:style>
    <style:style style:name="P23" style:family="paragraph" style:parent-style-name="Standard">
      <style:text-properties style:font-name="David Libre" fo:font-size="14pt" fo:font-weight="bold" officeooo:rsid="003180b4" officeooo:paragraph-rsid="003180b4" style:font-size-asian="14pt" style:font-weight-asian="bold" style:font-name-complex="Boon" style:font-size-complex="14pt" style:language-complex="th" style:country-complex="TH" style:font-weight-complex="bold"/>
    </style:style>
    <style:style style:name="P24" style:family="paragraph" style:parent-style-name="Standard">
      <style:text-properties style:font-name="David Libre" fo:font-size="16pt" fo:font-weight="bold" officeooo:rsid="002b2992" officeooo:paragraph-rsid="002b2992" style:font-size-asian="16pt" style:font-weight-asian="bold" style:font-name-complex="Boon" style:font-size-complex="16pt" style:language-complex="th" style:country-complex="TH" style:font-weight-complex="bold"/>
    </style:style>
    <style:style style:name="P25" style:family="paragraph" style:parent-style-name="Standard">
      <style:text-properties style:font-name="Consolas1" fo:font-size="8pt" fo:font-weight="normal" officeooo:rsid="002fb996" officeooo:paragraph-rsid="002faade" style:font-size-asian="8pt" style:font-weight-asian="normal" style:font-name-complex="Boon" style:font-size-complex="8pt" style:language-complex="th" style:country-complex="TH" style:font-weight-complex="normal"/>
    </style:style>
    <style:style style:name="P26" style:family="paragraph" style:parent-style-name="Standard">
      <style:text-properties style:font-name="Consolas1" fo:font-size="8pt" fo:font-weight="normal" officeooo:rsid="003180b4" officeooo:paragraph-rsid="003180b4" style:font-size-asian="8pt" style:font-weight-asian="normal" style:font-name-complex="Boon" style:font-size-complex="8pt" style:language-complex="th" style:country-complex="TH" style:font-weight-complex="normal"/>
    </style:style>
    <style:style style:name="P27" style:family="paragraph" style:parent-style-name="Standard">
      <style:text-properties style:font-name="Boon1" fo:font-size="12pt" fo:font-style="normal" fo:font-weight="normal" officeooo:rsid="00342fae" officeooo:paragraph-rsid="00342fae" style:font-size-asian="12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28" style:family="paragraph" style:parent-style-name="Table_20_Contents">
      <style:text-properties style:font-name="Boon" fo:font-size="14pt" style:font-size-asian="14pt" style:font-name-complex="Boon" style:font-size-complex="14pt"/>
    </style:style>
    <style:style style:name="P29" style:family="paragraph" style:parent-style-name="Table_20_Contents">
      <style:text-properties style:font-name="Boon" fo:font-size="14pt" officeooo:paragraph-rsid="00227848" style:font-size-asian="14pt" style:font-name-complex="Boon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117bc1" style:font-size-asian="11pt" style:font-name-complex="Boon" style:font-size-complex="11pt" style:language-complex="th" style:country-complex="TH"/>
    </style:style>
    <style:style style:name="P31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227848" style:font-size-asian="11pt" style:font-name-complex="Boon" style:font-size-complex="11pt" style:language-complex="th" style:country-complex="TH"/>
    </style:style>
    <style:style style:name="P32" style:family="paragraph" style:parent-style-name="Table_20_Contents">
      <style:paragraph-properties fo:text-align="center" style:justify-single-word="false"/>
      <style:text-properties style:font-name="Boon" fo:font-size="11pt" officeooo:rsid="0030266b" officeooo:paragraph-rsid="0030266b" style:font-size-asian="11pt" style:font-name-complex="Boon" style:font-size-complex="11pt" style:language-complex="th" style:country-complex="TH"/>
    </style:style>
    <style:style style:name="P33" style:family="paragraph" style:parent-style-name="Table_20_Contents">
      <style:text-properties style:font-name="Boon" fo:font-size="12pt" style:font-size-asian="12pt" style:font-name-complex="Boon" style:font-size-complex="12pt"/>
    </style:style>
    <style:style style:name="P34" style:family="paragraph" style:parent-style-name="Table_20_Contents">
      <style:text-properties style:font-name="Boon" fo:font-size="12pt" officeooo:rsid="0013a8c3" officeooo:paragraph-rsid="0013a8c3" style:font-size-asian="12pt" style:font-name-complex="Boon" style:font-size-complex="12pt"/>
    </style:style>
    <style:style style:name="P35" style:family="paragraph" style:parent-style-name="Table_20_Contents">
      <style:text-properties style:font-name="Boon" fo:font-size="12pt" officeooo:rsid="0013a8c3" officeooo:paragraph-rsid="00227848" style:font-size-asian="12pt" style:font-name-complex="Boon" style:font-size-complex="12pt"/>
    </style:style>
    <style:style style:name="P36" style:family="paragraph" style:parent-style-name="Table_20_Contents">
      <style:text-properties style:font-name="Boon" fo:font-size="12pt" officeooo:paragraph-rsid="00145c27" style:font-size-asian="12pt" style:font-name-complex="Boon" style:font-size-complex="12pt"/>
    </style:style>
    <style:style style:name="P37" style:family="paragraph" style:parent-style-name="Table_20_Contents">
      <style:text-properties style:font-name="Boon" fo:font-size="12pt" officeooo:rsid="00145c27" officeooo:paragraph-rsid="00145c27" style:font-size-asian="12pt" style:font-name-complex="Boon" style:font-size-complex="12pt"/>
    </style:style>
    <style:style style:name="P38" style:family="paragraph" style:parent-style-name="Table_20_Contents">
      <style:text-properties style:font-name="Boon" fo:font-size="12pt" officeooo:rsid="00145c27" officeooo:paragraph-rsid="00145c27" style:font-size-asian="12pt" style:font-name-complex="Boon" style:font-size-complex="12pt" style:language-complex="th" style:country-complex="TH"/>
    </style:style>
    <style:style style:name="P39" style:family="paragraph" style:parent-style-name="Table_20_Contents">
      <style:text-properties style:font-name="Boon" fo:font-size="12pt" officeooo:rsid="00145c27" officeooo:paragraph-rsid="001f361a" style:font-size-asian="12pt" style:font-name-complex="Boon" style:font-size-complex="12pt" style:language-complex="th" style:country-complex="TH"/>
    </style:style>
    <style:style style:name="P40" style:family="paragraph" style:parent-style-name="Table_20_Contents">
      <style:text-properties style:font-name="Boon" fo:font-size="12pt" officeooo:rsid="00145c27" officeooo:paragraph-rsid="00227848" style:font-size-asian="12pt" style:font-name-complex="Boon" style:font-size-complex="12pt" style:language-complex="th" style:country-complex="TH"/>
    </style:style>
    <style:style style:name="P41" style:family="paragraph" style:parent-style-name="Table_20_Contents">
      <style:text-properties style:font-name="Boon" fo:font-size="12pt" officeooo:rsid="00117bc1" style:font-size-asian="12pt" style:font-name-complex="Boon" style:font-size-complex="12pt" style:language-complex="th" style:country-complex="TH"/>
    </style:style>
    <style:style style:name="P42" style:family="paragraph" style:parent-style-name="Table_20_Contents">
      <style:text-properties style:font-name="Boon" fo:font-size="12pt" officeooo:rsid="00117bc1" officeooo:paragraph-rsid="001f361a" style:font-size-asian="12pt" style:font-name-complex="Boon" style:font-size-complex="12pt" style:language-complex="th" style:country-complex="TH"/>
    </style:style>
    <style:style style:name="P43" style:family="paragraph" style:parent-style-name="Table_20_Contents">
      <style:text-properties style:font-name="Boon" fo:font-size="12pt" officeooo:rsid="001edd2c" officeooo:paragraph-rsid="001edd2c" style:font-size-asian="12pt" style:font-name-complex="Boon" style:font-size-complex="12pt" style:language-complex="th" style:country-complex="TH"/>
    </style:style>
    <style:style style:name="P44" style:family="paragraph" style:parent-style-name="Table_20_Contents">
      <style:text-properties style:font-name="Boon" fo:font-size="12pt" officeooo:rsid="001edd2c" officeooo:paragraph-rsid="00227848" style:font-size-asian="12pt" style:font-name-complex="Boon" style:font-size-complex="12pt" style:language-complex="th" style:country-complex="TH"/>
    </style:style>
    <style:style style:name="P45" style:family="paragraph" style:parent-style-name="Table_20_Contents">
      <style:text-properties style:font-name="Boon" fo:font-size="12pt" officeooo:rsid="001f361a" officeooo:paragraph-rsid="001f361a" style:font-size-asian="12pt" style:font-name-complex="Boon" style:font-size-complex="12pt" style:language-complex="th" style:country-complex="TH"/>
    </style:style>
    <style:style style:name="P46" style:family="paragraph" style:parent-style-name="Table_20_Contents">
      <style:text-properties style:font-name="Boon" fo:font-size="12pt" officeooo:rsid="00227848" officeooo:paragraph-rsid="00227848" style:font-size-asian="12pt" style:font-name-complex="Boon" style:font-size-complex="12pt" style:language-complex="th" style:country-complex="TH"/>
    </style:style>
    <style:style style:name="P47" style:family="paragraph" style:parent-style-name="Table_20_Contents">
      <style:text-properties style:font-name="Boon" fo:font-size="12pt" officeooo:paragraph-rsid="00227848" style:font-size-asian="12pt" style:font-name-complex="Boon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117bc1" style:font-size-asian="7.19999980926514pt" style:font-name-complex="Boon" style:font-size-complex="11pt" style:language-complex="th" style:country-complex="TH"/>
    </style:style>
    <style:style style:name="P49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227848" style:font-size-asian="7.19999980926514pt" style:font-name-complex="Boon" style:font-size-complex="11pt" style:language-complex="th" style:country-complex="TH"/>
    </style:style>
    <style:style style:name="P50" style:family="paragraph" style:parent-style-name="Table_20_Contents">
      <style:paragraph-properties fo:text-align="start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52" style:family="paragraph" style:parent-style-name="Table_20_Contents">
      <style:text-properties style:font-name="David Libre" fo:font-size="12pt" style:font-size-asian="12pt" style:font-name-complex="Boon" style:font-size-complex="12pt"/>
    </style:style>
    <style:style style:name="P53" style:family="paragraph" style:parent-style-name="Table_20_Contents">
      <style:text-properties style:font-name="David Libre" fo:font-size="12pt" officeooo:paragraph-rsid="00227848" style:font-size-asian="12pt" style:font-name-complex="Boon" style:font-size-complex="12pt"/>
    </style:style>
    <style:style style:name="P54" style:family="paragraph" style:parent-style-name="Table_20_Contents">
      <style:text-properties style:font-name="David Libre" fo:font-size="12pt" officeooo:rsid="001f361a" officeooo:paragraph-rsid="00227848" style:font-size-asian="12pt" style:font-name-complex="Boon" style:font-size-complex="12pt" style:language-complex="th" style:country-complex="TH"/>
    </style:style>
    <style:style style:name="P55" style:family="paragraph" style:parent-style-name="Table_20_Contents">
      <style:text-properties style:font-name="David Libre" fo:font-size="12pt" officeooo:rsid="00117bc1" officeooo:paragraph-rsid="00227848" style:font-size-asian="12pt" style:font-name-complex="Boon" style:font-size-complex="12pt" style:language-complex="th" style:country-complex="TH"/>
    </style:style>
    <style:style style:name="P56" style:family="paragraph" style:parent-style-name="Table_20_Contents">
      <style:text-properties style:font-name="David Libre" fo:font-size="12pt" officeooo:rsid="00145c27" officeooo:paragraph-rsid="00227848" style:font-size-asian="12pt" style:font-name-complex="Boon" style:font-size-complex="12pt" style:language-complex="th" style:country-complex="TH"/>
    </style:style>
    <style:style style:name="P57" style:family="paragraph" style:parent-style-name="Table_20_Contents">
      <style:text-properties style:font-name="David Libre" fo:font-size="12pt" officeooo:paragraph-rsid="002a373c" style:font-size-asian="12pt" style:font-name-complex="Boon" style:font-size-complex="12pt"/>
    </style:style>
    <style:style style:name="P58" style:family="paragraph" style:parent-style-name="Table_20_Contents">
      <style:text-properties style:font-name="David Libre" fo:font-size="12pt" style:text-underline-style="solid" style:text-underline-width="auto" style:text-underline-color="font-color" style:font-size-asian="12pt" style:font-name-complex="Boon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David Libre" fo:font-size="12pt" style:text-underline-style="solid" style:text-underline-width="auto" style:text-underline-color="font-color" style:font-size-asian="12pt" style:font-name-complex="Boon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227848" style:font-size-asian="14pt" style:font-name-complex="Boon" style:font-size-complex="14pt" style:language-complex="th" style:country-complex="TH"/>
    </style:style>
    <style:style style:name="P61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117bc1" style:font-size-asian="14pt" style:font-name-complex="Boon" style:font-size-complex="14pt" style:language-complex="th" style:country-complex="TH"/>
    </style:style>
    <style:style style:name="P62" style:family="paragraph" style:parent-style-name="Table_20_Contents">
      <style:text-properties style:font-name="David Libre" fo:font-size="11pt" style:font-size-asian="11pt" style:font-name-complex="Boon" style:font-size-complex="11pt"/>
    </style:style>
    <style:style style:name="P6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6pt" fo:font-weight="bold" officeooo:rsid="00190ba7" officeooo:paragraph-rsid="00190ba7" style:font-size-asian="16pt" style:font-weight-asian="bold" style:font-name-complex="Boon" style:font-size-complex="16pt" style:language-complex="th" style:country-complex="TH" style:font-weight-complex="bold"/>
    </style:style>
    <style:style style:name="P6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6pt" fo:font-weight="bold" officeooo:rsid="001e661b" officeooo:paragraph-rsid="001e661b" style:font-size-asian="16pt" style:font-weight-asian="bold" style:font-name-complex="Boon" style:font-size-complex="16pt" style:language-complex="th" style:country-complex="TH" style:font-weight-complex="bold"/>
    </style:style>
    <style:style style:name="P6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4pt" fo:font-weight="bold" officeooo:rsid="000fee18" officeooo:paragraph-rsid="00190ba7" style:font-size-asian="14pt" style:font-weight-asian="bold" style:font-name-complex="David Libre" style:font-size-complex="14pt" style:language-complex="th" style:country-complex="TH" style:font-weight-complex="bold"/>
    </style:style>
    <style:style style:name="P6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avid Libre" fo:font-size="14pt" fo:font-weight="bold" officeooo:rsid="000fee18" officeooo:paragraph-rsid="00227848" style:font-size-asian="14pt" style:font-weight-asian="bold" style:font-name-complex="Boon" style:font-size-complex="14pt" style:language-complex="th" style:country-complex="TH" style:font-weight-complex="bold"/>
    </style:style>
    <style:style style:name="P6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avid Libre" fo:font-size="16pt" fo:font-weight="bold" officeooo:rsid="002b2992" officeooo:paragraph-rsid="002b2992" style:font-size-asian="16pt" style:font-weight-asian="bold" style:font-name-complex="Boon" style:font-size-complex="16pt" style:language-complex="th" style:country-complex="TH" style:font-weight-complex="bold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avid Libre" fo:font-size="14pt" fo:font-weight="bold" officeooo:rsid="003180b4" officeooo:paragraph-rsid="003180b4" style:font-size-asian="14pt" style:font-weight-asian="bold" style:font-name-complex="Boon" style:font-size-complex="14pt" style:language-complex="th" style:country-complex="TH" style:font-weight-complex="bold"/>
    </style:style>
    <style:style style:name="P69" style:family="paragraph" style:parent-style-name="Table_20_Contents" style:list-style-name="L5">
      <style:paragraph-properties fo:text-align="start" style:justify-single-word="false"/>
      <style:text-properties style:font-name="David Libre" fo:font-size="12pt" fo:font-weight="normal" officeooo:rsid="001c8379" officeooo:paragraph-rsid="001c8379" style:font-size-asian="12pt" style:font-weight-asian="normal" style:font-name-complex="Boon" style:font-size-complex="12pt" style:font-weight-complex="normal"/>
    </style:style>
    <style:style style:name="P70" style:family="paragraph" style:parent-style-name="Table_20_Contents">
      <style:text-properties style:font-name="David Libre" fo:font-size="12pt" officeooo:rsid="00145c27" officeooo:paragraph-rsid="0039c395" style:font-size-asian="12pt" style:font-name-complex="Boon" style:font-size-complex="12pt" style:language-complex="th" style:country-complex="TH"/>
    </style:style>
    <style:style style:name="P71" style:family="paragraph" style:parent-style-name="Table_20_Contents">
      <style:text-properties style:font-name="David Libre" fo:font-size="12pt" officeooo:rsid="00145c27" officeooo:paragraph-rsid="003c94a5" style:font-size-asian="12pt" style:font-name-complex="Boon" style:font-size-complex="12pt" style:language-complex="th" style:country-complex="TH"/>
    </style:style>
    <style:style style:name="P72" style:family="paragraph" style:parent-style-name="Table_20_Contents">
      <style:text-properties style:font-name="David Libre" fo:font-size="12pt" officeooo:rsid="001f361a" officeooo:paragraph-rsid="0039c395" style:font-size-asian="12pt" style:font-name-complex="Boon" style:font-size-complex="12pt" style:language-complex="th" style:country-complex="TH"/>
    </style:style>
    <style:style style:name="P73" style:family="paragraph" style:parent-style-name="Table_20_Contents">
      <style:text-properties style:font-name="David Libre" fo:font-size="12pt" officeooo:rsid="001f361a" officeooo:paragraph-rsid="003c94a5" style:font-size-asian="12pt" style:font-name-complex="Boon" style:font-size-complex="12pt" style:language-complex="th" style:country-complex="TH"/>
    </style:style>
    <style:style style:name="P74" style:family="paragraph" style:parent-style-name="Table_20_Contents">
      <style:text-properties style:font-name="David Libre" fo:font-size="12pt" officeooo:rsid="001edd2c" officeooo:paragraph-rsid="0039c395" style:font-size-asian="12pt" style:font-name-complex="Boon" style:font-size-complex="12pt" style:language-complex="th" style:country-complex="TH"/>
    </style:style>
    <style:style style:name="P75" style:family="paragraph" style:parent-style-name="Table_20_Contents">
      <style:text-properties style:font-name="David Libre" fo:font-size="12pt" officeooo:rsid="001edd2c" officeooo:paragraph-rsid="003c94a5" style:font-size-asian="12pt" style:font-name-complex="Boon" style:font-size-complex="12pt" style:language-complex="th" style:country-complex="TH"/>
    </style:style>
    <style:style style:name="P76" style:family="paragraph" style:parent-style-name="Table_20_Contents">
      <style:text-properties style:font-name="David Libre" fo:font-size="12pt" officeooo:paragraph-rsid="0039c395" style:font-size-asian="12pt" style:font-name-complex="Boon" style:font-size-complex="12pt"/>
    </style:style>
    <style:style style:name="P77" style:family="paragraph" style:parent-style-name="Table_20_Contents">
      <style:text-properties style:font-name="David Libre" fo:font-size="12pt" officeooo:paragraph-rsid="003b1e60" style:font-size-asian="12pt" style:font-name-complex="Boon" style:font-size-complex="12pt"/>
    </style:style>
    <style:style style:name="P78" style:family="paragraph" style:parent-style-name="Table_20_Contents">
      <style:text-properties style:font-name="David Libre" fo:font-size="12pt" officeooo:paragraph-rsid="003c94a5" style:font-size-asian="12pt" style:font-name-complex="Boon" style:font-size-complex="12pt"/>
    </style:style>
    <style:style style:name="P79" style:family="paragraph" style:parent-style-name="Table_20_Contents">
      <style:text-properties style:font-name="David Libre" fo:font-size="12pt" officeooo:paragraph-rsid="0049d512" style:font-size-asian="12pt" style:font-name-complex="Boon" style:font-size-complex="12pt"/>
    </style:style>
    <style:style style:name="P80" style:family="paragraph" style:parent-style-name="Table_20_Contents">
      <style:text-properties style:font-name="David Libre" fo:font-size="12pt" style:text-underline-style="solid" style:text-underline-width="auto" style:text-underline-color="font-color" officeooo:paragraph-rsid="0049d512" style:font-size-asian="12pt" style:font-name-complex="Boon" style:font-size-complex="12pt"/>
    </style:style>
    <style:style style:name="P81" style:family="paragraph" style:parent-style-name="Table_20_Contents">
      <style:text-properties style:font-name="David Libre" fo:font-size="12pt" style:text-underline-style="solid" style:text-underline-width="auto" style:text-underline-color="font-color" officeooo:paragraph-rsid="005ed567" style:font-size-asian="12pt" style:font-name-complex="Boon" style:font-size-complex="12pt"/>
    </style:style>
    <style:style style:name="P82" style:family="paragraph" style:parent-style-name="Table_20_Contents">
      <style:text-properties style:font-name="David Libre" fo:font-size="12pt" style:text-underline-style="none" officeooo:rsid="005ed567" officeooo:paragraph-rsid="005ed567" style:font-size-asian="12pt" style:font-name-complex="Boon" style:font-size-complex="12pt" style:language-complex="th" style:country-complex="TH"/>
    </style:style>
    <style:style style:name="P83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39c395" style:font-size-asian="14pt" style:font-name-complex="Boon" style:font-size-complex="14pt" style:language-complex="th" style:country-complex="TH"/>
    </style:style>
    <style:style style:name="P84" style:family="paragraph" style:parent-style-name="Table_20_Contents">
      <style:paragraph-properties fo:text-align="center" style:justify-single-word="false"/>
      <style:text-properties style:font-name="David Libre" fo:font-size="14pt" officeooo:rsid="00117bc1" officeooo:paragraph-rsid="003c94a5" style:font-size-asian="14pt" style:font-name-complex="Boon" style:font-size-complex="14pt" style:language-complex="th" style:country-complex="TH"/>
    </style:style>
    <style:style style:name="P85" style:family="paragraph" style:parent-style-name="Table_20_Contents">
      <style:paragraph-properties fo:text-align="center" style:justify-single-word="false"/>
      <style:text-properties style:font-name="David Libre" fo:font-size="14pt" officeooo:rsid="0037a67a" officeooo:paragraph-rsid="0037a67a" style:font-size-asian="14pt" style:font-name-complex="Boon" style:font-size-complex="14pt" style:language-complex="th" style:country-complex="TH"/>
    </style:style>
    <style:style style:name="P86" style:family="paragraph" style:parent-style-name="Table_20_Contents">
      <style:paragraph-properties fo:text-align="center" style:justify-single-word="false"/>
      <style:text-properties style:font-name="David Libre" fo:font-size="14pt" officeooo:rsid="0037a67a" officeooo:paragraph-rsid="003c94a5" style:font-size-asian="14pt" style:font-name-complex="Boon" style:font-size-complex="14pt" style:language-complex="th" style:country-complex="TH"/>
    </style:style>
    <style:style style:name="P87" style:family="paragraph" style:parent-style-name="Table_20_Contents">
      <style:paragraph-properties fo:text-align="center" style:justify-single-word="false"/>
      <style:text-properties style:font-name="David Libre" fo:font-size="14pt" officeooo:rsid="0037fe1a" officeooo:paragraph-rsid="0037fe1a" style:font-size-asian="14pt" style:font-name-complex="Boon" style:font-size-complex="14pt" style:language-complex="th" style:country-complex="TH"/>
    </style:style>
    <style:style style:name="P88" style:family="paragraph" style:parent-style-name="Table_20_Contents">
      <style:paragraph-properties fo:text-align="center" style:justify-single-word="false"/>
      <style:text-properties style:font-name="David Libre" fo:font-size="14pt" officeooo:rsid="0037fe1a" officeooo:paragraph-rsid="003c94a5" style:font-size-asian="14pt" style:font-name-complex="Boon" style:font-size-complex="14pt" style:language-complex="th" style:country-complex="TH"/>
    </style:style>
    <style:style style:name="P89" style:family="paragraph" style:parent-style-name="Table_20_Contents">
      <style:paragraph-properties fo:text-align="center" style:justify-single-word="false"/>
      <style:text-properties style:font-name="David Libre" fo:font-size="14pt" officeooo:rsid="0039c395" officeooo:paragraph-rsid="0039c395" style:font-size-asian="14pt" style:font-name-complex="Boon" style:font-size-complex="14pt" style:language-complex="th" style:country-complex="TH"/>
    </style:style>
    <style:style style:name="P90" style:family="paragraph" style:parent-style-name="Table_20_Contents">
      <style:paragraph-properties fo:text-align="center" style:justify-single-word="false"/>
      <style:text-properties style:font-name="David Libre" fo:font-size="14pt" officeooo:rsid="0039c395" officeooo:paragraph-rsid="003c94a5" style:font-size-asian="14pt" style:font-name-complex="Boon" style:font-size-complex="14pt" style:language-complex="th" style:country-complex="TH"/>
    </style:style>
    <style:style style:name="P91" style:family="paragraph" style:parent-style-name="Table_20_Contents">
      <style:paragraph-properties fo:text-align="center" style:justify-single-word="false"/>
      <style:text-properties style:font-name="David Libre" fo:font-size="14pt" officeooo:rsid="003b1e60" officeooo:paragraph-rsid="003b1e60" style:font-size-asian="14pt" style:font-name-complex="Boon" style:font-size-complex="14pt" style:language-complex="th" style:country-complex="TH"/>
    </style:style>
    <style:style style:name="P92" style:family="paragraph" style:parent-style-name="Table_20_Contents">
      <style:paragraph-properties fo:text-align="center" style:justify-single-word="false"/>
      <style:text-properties style:font-name="David Libre" fo:font-size="14pt" officeooo:rsid="003b1e60" officeooo:paragraph-rsid="003c94a5" style:font-size-asian="14pt" style:font-name-complex="Boon" style:font-size-complex="14pt" style:language-complex="th" style:country-complex="TH"/>
    </style:style>
    <style:style style:name="P93" style:family="paragraph" style:parent-style-name="Table_20_Contents">
      <style:paragraph-properties fo:text-align="center" style:justify-single-word="false"/>
      <style:text-properties style:font-name="David Libre" fo:font-size="14pt" officeooo:rsid="004a123e" officeooo:paragraph-rsid="004a123e" style:font-size-asian="14pt" style:font-name-complex="Boon" style:font-size-complex="14pt" style:language-complex="th" style:country-complex="TH"/>
    </style:style>
    <style:style style:name="P94" style:family="paragraph" style:parent-style-name="Table_20_Contents">
      <style:paragraph-properties fo:text-align="center" style:justify-single-word="false"/>
      <style:text-properties style:font-name="David Libre" fo:font-size="14pt" officeooo:rsid="005ed567" officeooo:paragraph-rsid="005ed567" style:font-size-asian="14pt" style:font-name-complex="Boon" style:font-size-complex="14pt" style:language-complex="th" style:country-complex="TH"/>
    </style:style>
    <style:style style:name="P95" style:family="paragraph" style:parent-style-name="Table_20_Contents">
      <style:text-properties style:font-name="David Libre" fo:font-size="11pt" fo:font-style="normal" fo:font-weight="normal" officeooo:rsid="002b2992" officeooo:paragraph-rsid="0049d512" style:font-size-asian="11pt" style:font-style-asian="normal" style:font-weight-asian="normal" style:font-name-complex="Boon" style:font-size-complex="11pt" style:language-complex="th" style:country-complex="TH" style:font-style-complex="normal" style:font-weight-complex="normal"/>
    </style:style>
    <style:style style:name="P96" style:family="paragraph" style:parent-style-name="Table_20_Contents">
      <style:text-properties style:font-name="David Libre" fo:font-size="11pt" officeooo:paragraph-rsid="0049d512" style:font-size-asian="11pt" style:font-name-complex="Boon" style:font-size-complex="11pt"/>
    </style:style>
    <style:style style:name="P97" style:family="paragraph" style:parent-style-name="Table_20_Contents" style:list-style-name="L10">
      <style:text-properties style:font-name="David Libre" fo:font-size="11pt" officeooo:rsid="004e0051" officeooo:paragraph-rsid="004e0051" style:font-size-asian="11pt" style:font-name-complex="Boon" style:font-size-complex="11pt" style:language-complex="th" style:country-complex="TH"/>
    </style:style>
    <style:style style:name="P98" style:family="paragraph" style:parent-style-name="Table_20_Contents" style:list-style-name="L12">
      <style:text-properties style:font-name="David Libre" fo:font-size="11pt" officeooo:rsid="004e0051" officeooo:paragraph-rsid="004e0051" style:font-size-asian="11pt" style:font-name-complex="Boon" style:font-size-complex="11pt" style:language-complex="th" style:country-complex="TH"/>
    </style:style>
    <style:style style:name="P99" style:family="paragraph" style:parent-style-name="Table_20_Contents" style:list-style-name="L13">
      <style:text-properties style:font-name="David Libre" fo:font-size="11pt" officeooo:rsid="004e0051" officeooo:paragraph-rsid="004e0051" style:font-size-asian="11pt" style:font-name-complex="Boon" style:font-size-complex="11pt" style:language-complex="th" style:country-complex="TH"/>
    </style:style>
    <style:style style:name="P100" style:family="paragraph" style:parent-style-name="Table_20_Contents" style:list-style-name="L14">
      <style:text-properties style:font-name="David Libre" fo:font-size="11pt" officeooo:rsid="004e0051" officeooo:paragraph-rsid="004e0051" style:font-size-asian="11pt" style:font-name-complex="Boon" style:font-size-complex="11pt" style:language-complex="th" style:country-complex="TH"/>
    </style:style>
    <style:style style:name="P101" style:family="paragraph" style:parent-style-name="Table_20_Contents" style:list-style-name="L15">
      <style:text-properties style:font-name="David Libre" fo:font-size="11pt" officeooo:rsid="004ff966" officeooo:paragraph-rsid="004ff966" style:font-size-asian="11pt" style:font-name-complex="Boon" style:font-size-complex="11pt" style:language-complex="th" style:country-complex="TH"/>
    </style:style>
    <style:style style:name="P102" style:family="paragraph" style:parent-style-name="Table_20_Contents" style:list-style-name="L16">
      <style:text-properties style:font-name="David Libre" fo:font-size="11pt" officeooo:rsid="004ff966" officeooo:paragraph-rsid="004ff966" style:font-size-asian="11pt" style:font-name-complex="Boon" style:font-size-complex="11pt" style:language-complex="th" style:country-complex="TH"/>
    </style:style>
    <style:style style:name="P103" style:family="paragraph" style:parent-style-name="Table_20_Contents" style:list-style-name="L19">
      <style:text-properties style:font-name="David Libre" fo:font-size="11pt" officeooo:rsid="0050109b" officeooo:paragraph-rsid="0050109b" style:font-size-asian="11pt" style:font-name-complex="Boon" style:font-size-complex="11pt" style:language-complex="th" style:country-complex="TH"/>
    </style:style>
    <style:style style:name="P104" style:family="paragraph" style:parent-style-name="Table_20_Contents" style:list-style-name="L20">
      <style:text-properties style:font-name="David Libre" fo:font-size="11pt" officeooo:rsid="0050109b" officeooo:paragraph-rsid="0050109b" style:font-size-asian="11pt" style:font-name-complex="Boon" style:font-size-complex="11pt" style:language-complex="th" style:country-complex="TH"/>
    </style:style>
    <style:style style:name="P105" style:family="paragraph" style:parent-style-name="Table_20_Contents" style:list-style-name="L18">
      <style:text-properties style:font-name="David Libre" fo:font-size="11pt" officeooo:rsid="0050109b" officeooo:paragraph-rsid="0050109b" style:font-size-asian="11pt" style:font-name-complex="Boon" style:font-size-complex="11pt" style:language-complex="th" style:country-complex="TH"/>
    </style:style>
    <style:style style:name="P106" style:family="paragraph" style:parent-style-name="Table_20_Contents" style:list-style-name="L17">
      <style:text-properties style:font-name="David Libre" fo:font-size="11pt" officeooo:rsid="0050109b" officeooo:paragraph-rsid="0050109b" style:font-size-asian="11pt" style:font-name-complex="Boon" style:font-size-complex="11pt" style:language-complex="th" style:country-complex="TH"/>
    </style:style>
    <style:style style:name="P107" style:family="paragraph" style:parent-style-name="Table_20_Contents" style:list-style-name="L21">
      <style:text-properties style:font-name="David Libre" fo:font-size="11pt" officeooo:rsid="0050b6d7" officeooo:paragraph-rsid="0050b6d7" style:font-size-asian="11pt" style:font-name-complex="Boon" style:font-size-complex="11pt" style:language-complex="th" style:country-complex="TH"/>
    </style:style>
    <style:style style:name="P108" style:family="paragraph" style:parent-style-name="Table_20_Contents" style:list-style-name="L22">
      <style:text-properties style:font-name="David Libre" fo:font-size="11pt" officeooo:rsid="0053b4c8" officeooo:paragraph-rsid="0053b4c8" style:font-size-asian="11pt" style:font-name-complex="Boon" style:font-size-complex="11pt" style:language-complex="th" style:country-complex="TH"/>
    </style:style>
    <style:style style:name="P109" style:family="paragraph" style:parent-style-name="Table_20_Contents" style:list-style-name="L23">
      <style:text-properties style:font-name="David Libre" fo:font-size="11pt" officeooo:rsid="0053b4c8" officeooo:paragraph-rsid="0053b4c8" style:font-size-asian="11pt" style:font-name-complex="Boon" style:font-size-complex="11pt" style:language-complex="th" style:country-complex="TH"/>
    </style:style>
    <style:style style:name="P110" style:family="paragraph" style:parent-style-name="Table_20_Contents" style:list-style-name="L24">
      <style:text-properties style:font-name="David Libre" fo:font-size="11pt" officeooo:rsid="00541dcf" officeooo:paragraph-rsid="00541dcf" style:font-size-asian="11pt" style:font-name-complex="Boon" style:font-size-complex="11pt" style:language-complex="th" style:country-complex="TH"/>
    </style:style>
    <style:style style:name="P111" style:family="paragraph" style:parent-style-name="Table_20_Contents" style:list-style-name="L25">
      <style:text-properties style:font-name="David Libre" fo:font-size="11pt" officeooo:rsid="00541dcf" officeooo:paragraph-rsid="00541dcf" style:font-size-asian="11pt" style:font-name-complex="Boon" style:font-size-complex="11pt" style:language-complex="th" style:country-complex="TH"/>
    </style:style>
    <style:style style:name="P112" style:family="paragraph" style:parent-style-name="Table_20_Contents" style:list-style-name="L26">
      <style:text-properties style:font-name="David Libre" fo:font-size="11pt" officeooo:rsid="00541dcf" officeooo:paragraph-rsid="00541dcf" style:font-size-asian="11pt" style:font-name-complex="Boon" style:font-size-complex="11pt" style:language-complex="th" style:country-complex="TH"/>
    </style:style>
    <style:style style:name="P113" style:family="paragraph" style:parent-style-name="Table_20_Contents" style:list-style-name="L27">
      <style:text-properties style:font-name="David Libre" fo:font-size="11pt" officeooo:rsid="00541dcf" officeooo:paragraph-rsid="00541dcf" style:font-size-asian="11pt" style:font-name-complex="Boon" style:font-size-complex="11pt" style:language-complex="th" style:country-complex="TH"/>
    </style:style>
    <style:style style:name="P114" style:family="paragraph" style:parent-style-name="Table_20_Contents" style:list-style-name="L28">
      <style:text-properties style:font-name="David Libre" fo:font-size="11pt" officeooo:rsid="0055eab0" officeooo:paragraph-rsid="0055eab0" style:font-size-asian="11pt" style:font-name-complex="Boon" style:font-size-complex="11pt" style:language-complex="th" style:country-complex="TH"/>
    </style:style>
    <style:style style:name="P115" style:family="paragraph" style:parent-style-name="Table_20_Contents" style:list-style-name="L29">
      <style:text-properties style:font-name="David Libre" fo:font-size="11pt" officeooo:rsid="0055eab0" officeooo:paragraph-rsid="00575d8e" style:font-size-asian="11pt" style:font-name-complex="Boon" style:font-size-complex="11pt" style:language-complex="th" style:country-complex="TH"/>
    </style:style>
    <style:style style:name="P116" style:family="paragraph" style:parent-style-name="Table_20_Contents" style:list-style-name="L30">
      <style:text-properties style:font-name="David Libre" fo:font-size="11pt" officeooo:rsid="00575d8e" officeooo:paragraph-rsid="00575d8e" style:font-size-asian="11pt" style:font-name-complex="Boon" style:font-size-complex="11pt" style:language-complex="th" style:country-complex="TH"/>
    </style:style>
    <style:style style:name="P117" style:family="paragraph" style:parent-style-name="Table_20_Contents" style:list-style-name="L31">
      <style:text-properties style:font-name="David Libre" fo:font-size="11pt" officeooo:rsid="00575d8e" officeooo:paragraph-rsid="0058a615" style:font-size-asian="11pt" style:font-name-complex="Boon" style:font-size-complex="11pt" style:language-complex="th" style:country-complex="TH"/>
    </style:style>
    <style:style style:name="P118" style:family="paragraph" style:parent-style-name="Table_20_Contents" style:list-style-name="L32">
      <style:text-properties style:font-name="David Libre" fo:font-size="11pt" officeooo:rsid="0058f195" officeooo:paragraph-rsid="0058f195" style:font-size-asian="11pt" style:font-name-complex="Boon" style:font-size-complex="11pt" style:language-complex="th" style:country-complex="TH"/>
    </style:style>
    <style:style style:name="P119" style:family="paragraph" style:parent-style-name="Table_20_Contents" style:list-style-name="L33">
      <style:text-properties style:font-name="David Libre" fo:font-size="11pt" officeooo:rsid="0058f195" officeooo:paragraph-rsid="0058f195" style:font-size-asian="11pt" style:font-name-complex="Boon" style:font-size-complex="11pt" style:language-complex="th" style:country-complex="TH"/>
    </style:style>
    <style:style style:name="P120" style:family="paragraph" style:parent-style-name="Table_20_Contents" style:list-style-name="L34">
      <style:text-properties style:font-name="David Libre" fo:font-size="11pt" officeooo:rsid="0058f195" officeooo:paragraph-rsid="0058f195" style:font-size-asian="11pt" style:font-name-complex="Boon" style:font-size-complex="11pt" style:language-complex="th" style:country-complex="TH"/>
    </style:style>
    <style:style style:name="P121" style:family="paragraph" style:parent-style-name="Table_20_Contents" style:list-style-name="L35">
      <style:text-properties style:font-name="David Libre" fo:font-size="11pt" officeooo:rsid="005aad7d" officeooo:paragraph-rsid="005aad7d" style:font-size-asian="11pt" style:font-name-complex="Boon" style:font-size-complex="11pt" style:language-complex="th" style:country-complex="TH"/>
    </style:style>
    <style:style style:name="P122" style:family="paragraph" style:parent-style-name="Table_20_Contents" style:list-style-name="L36">
      <style:text-properties style:font-name="David Libre" fo:font-size="11pt" officeooo:rsid="005aad7d" officeooo:paragraph-rsid="005aad7d" style:font-size-asian="11pt" style:font-name-complex="Boon" style:font-size-complex="11pt" style:language-complex="th" style:country-complex="TH"/>
    </style:style>
    <style:style style:name="P123" style:family="paragraph" style:parent-style-name="Table_20_Contents">
      <style:text-properties style:font-name="David Libre" fo:font-size="11pt" style:text-underline-style="solid" style:text-underline-width="auto" style:text-underline-color="font-color" officeooo:paragraph-rsid="005ed567" style:font-size-asian="11pt" style:font-name-complex="Boon" style:font-size-complex="11pt"/>
    </style:style>
    <style:style style:name="P124" style:family="paragraph" style:parent-style-name="Table_20_Contents" style:list-style-name="L6">
      <style:text-properties style:font-name="Boon" fo:font-size="12pt" officeooo:rsid="001e661b" officeooo:paragraph-rsid="001e661b" style:font-size-asian="12pt" style:font-name-complex="Boon" style:font-size-complex="12pt"/>
    </style:style>
    <style:style style:name="P125" style:family="paragraph" style:parent-style-name="Table_20_Contents" style:list-style-name="L6">
      <style:text-properties style:font-name="Boon" fo:font-size="12pt" officeooo:rsid="001e661b" officeooo:paragraph-rsid="0035cb24" style:font-size-asian="12pt" style:font-name-complex="Boon" style:font-size-complex="12pt"/>
    </style:style>
    <style:style style:name="P126" style:family="paragraph" style:parent-style-name="Table_20_Contents" style:list-style-name="L6">
      <style:text-properties style:font-name="Boon" fo:font-size="12pt" officeooo:rsid="001e661b" officeooo:paragraph-rsid="003c94a5" style:font-size-asian="12pt" style:font-name-complex="Boon" style:font-size-complex="12pt"/>
    </style:style>
    <style:style style:name="P127" style:family="paragraph" style:parent-style-name="Table_20_Contents" style:list-style-name="L6">
      <style:text-properties style:font-name="Boon" fo:font-size="12pt" officeooo:rsid="001e661b" officeooo:paragraph-rsid="001e661b" style:font-size-asian="12pt" style:font-name-complex="Boon" style:font-size-complex="12pt" style:language-complex="th" style:country-complex="TH"/>
    </style:style>
    <style:style style:name="P128" style:family="paragraph" style:parent-style-name="Table_20_Contents" style:list-style-name="L6">
      <style:text-properties style:font-name="Boon" fo:font-size="12pt" officeooo:rsid="001e661b" officeooo:paragraph-rsid="0035cb24" style:font-size-asian="12pt" style:font-name-complex="Boon" style:font-size-complex="12pt" style:language-complex="th" style:country-complex="TH"/>
    </style:style>
    <style:style style:name="P129" style:family="paragraph" style:parent-style-name="Table_20_Contents" style:list-style-name="L6">
      <style:text-properties style:font-name="Boon" fo:font-size="12pt" officeooo:rsid="001e661b" officeooo:paragraph-rsid="003c94a5" style:font-size-asian="12pt" style:font-name-complex="Boon" style:font-size-complex="12pt" style:language-complex="th" style:country-complex="TH"/>
    </style:style>
    <style:style style:name="P130" style:family="paragraph" style:parent-style-name="Table_20_Contents">
      <style:text-properties style:font-name="Boon" fo:font-size="12pt" officeooo:rsid="00117bc1" officeooo:paragraph-rsid="0035cb24" style:font-size-asian="12pt" style:font-name-complex="Boon" style:font-size-complex="12pt" style:language-complex="th" style:country-complex="TH"/>
    </style:style>
    <style:style style:name="P131" style:family="paragraph" style:parent-style-name="Table_20_Contents">
      <style:text-properties style:font-name="Boon" fo:font-size="12pt" officeooo:rsid="00117bc1" officeooo:paragraph-rsid="003c94a5" style:font-size-asian="12pt" style:font-name-complex="Boon" style:font-size-complex="12pt" style:language-complex="th" style:country-complex="TH"/>
    </style:style>
    <style:style style:name="P132" style:family="paragraph" style:parent-style-name="Table_20_Contents">
      <style:text-properties style:font-name="Boon" fo:font-size="12pt" officeooo:rsid="001edd2c" officeooo:paragraph-rsid="0035cb24" style:font-size-asian="12pt" style:font-name-complex="Boon" style:font-size-complex="12pt" style:language-complex="th" style:country-complex="TH"/>
    </style:style>
    <style:style style:name="P133" style:family="paragraph" style:parent-style-name="Table_20_Contents">
      <style:text-properties style:font-name="Boon" fo:font-size="12pt" officeooo:rsid="001edd2c" officeooo:paragraph-rsid="0039c395" style:font-size-asian="12pt" style:font-name-complex="Boon" style:font-size-complex="12pt" style:language-complex="th" style:country-complex="TH"/>
    </style:style>
    <style:style style:name="P134" style:family="paragraph" style:parent-style-name="Table_20_Contents">
      <style:text-properties style:font-name="Boon" fo:font-size="12pt" officeooo:rsid="001edd2c" officeooo:paragraph-rsid="003c94a5" style:font-size-asian="12pt" style:font-name-complex="Boon" style:font-size-complex="12pt" style:language-complex="th" style:country-complex="TH"/>
    </style:style>
    <style:style style:name="P135" style:family="paragraph" style:parent-style-name="Table_20_Contents">
      <style:text-properties style:font-name="Boon" fo:font-size="12pt" officeooo:rsid="001edd2c" officeooo:paragraph-rsid="0042d6b6" style:font-size-asian="12pt" style:font-name-complex="Boon" style:font-size-complex="12pt" style:language-complex="th" style:country-complex="TH"/>
    </style:style>
    <style:style style:name="P136" style:family="paragraph" style:parent-style-name="Table_20_Contents">
      <style:text-properties style:font-name="Boon" fo:font-size="12pt" officeooo:rsid="001edd2c" officeooo:paragraph-rsid="0042e9d1" style:font-size-asian="12pt" style:font-name-complex="Boon" style:font-size-complex="12pt" style:language-complex="th" style:country-complex="TH"/>
    </style:style>
    <style:style style:name="P137" style:family="paragraph" style:parent-style-name="Table_20_Contents">
      <style:text-properties style:font-name="Boon" fo:font-size="12pt" officeooo:rsid="00145c27" officeooo:paragraph-rsid="0035cb24" style:font-size-asian="12pt" style:font-name-complex="Boon" style:font-size-complex="12pt" style:language-complex="th" style:country-complex="TH"/>
    </style:style>
    <style:style style:name="P138" style:family="paragraph" style:parent-style-name="Table_20_Contents">
      <style:text-properties style:font-name="Boon" fo:font-size="12pt" officeooo:rsid="00145c27" officeooo:paragraph-rsid="0039c395" style:font-size-asian="12pt" style:font-name-complex="Boon" style:font-size-complex="12pt" style:language-complex="th" style:country-complex="TH"/>
    </style:style>
    <style:style style:name="P139" style:family="paragraph" style:parent-style-name="Table_20_Contents">
      <style:text-properties style:font-name="Boon" fo:font-size="12pt" officeooo:rsid="00145c27" officeooo:paragraph-rsid="003c94a5" style:font-size-asian="12pt" style:font-name-complex="Boon" style:font-size-complex="12pt" style:language-complex="th" style:country-complex="TH"/>
    </style:style>
    <style:style style:name="P140" style:family="paragraph" style:parent-style-name="Table_20_Contents">
      <style:text-properties style:font-name="Boon" fo:font-size="12pt" officeooo:rsid="00145c27" officeooo:paragraph-rsid="004c319b" style:font-size-asian="12pt" style:font-name-complex="Boon" style:font-size-complex="12pt" style:language-complex="th" style:country-complex="TH"/>
    </style:style>
    <style:style style:name="P141" style:family="paragraph" style:parent-style-name="Table_20_Contents">
      <style:text-properties style:font-name="Boon" fo:font-size="12pt" officeooo:rsid="001f361a" officeooo:paragraph-rsid="0035cb24" style:font-size-asian="12pt" style:font-name-complex="Boon" style:font-size-complex="12pt" style:language-complex="th" style:country-complex="TH"/>
    </style:style>
    <style:style style:name="P142" style:family="paragraph" style:parent-style-name="Table_20_Contents">
      <style:text-properties style:font-name="Boon" fo:font-size="12pt" officeooo:rsid="001f361a" officeooo:paragraph-rsid="003c94a5" style:font-size-asian="12pt" style:font-name-complex="Boon" style:font-size-complex="12pt" style:language-complex="th" style:country-complex="TH"/>
    </style:style>
    <style:style style:name="P143" style:family="paragraph" style:parent-style-name="Table_20_Contents">
      <style:text-properties style:font-name="Boon" fo:font-size="12pt" officeooo:rsid="00227848" officeooo:paragraph-rsid="0039c395" style:font-size-asian="12pt" style:font-name-complex="Boon" style:font-size-complex="12pt" style:language-complex="th" style:country-complex="TH"/>
    </style:style>
    <style:style style:name="P144" style:family="paragraph" style:parent-style-name="Table_20_Contents">
      <style:text-properties style:font-name="Boon" fo:font-size="12pt" officeooo:rsid="00227848" officeooo:paragraph-rsid="003c94a5" style:font-size-asian="12pt" style:font-name-complex="Boon" style:font-size-complex="12pt" style:language-complex="th" style:country-complex="TH"/>
    </style:style>
    <style:style style:name="P145" style:family="paragraph" style:parent-style-name="Table_20_Contents">
      <style:text-properties style:font-name="Boon" fo:font-size="12pt" officeooo:rsid="0013a8c3" officeooo:paragraph-rsid="0035cb24" style:font-size-asian="12pt" style:font-name-complex="Boon" style:font-size-complex="12pt"/>
    </style:style>
    <style:style style:name="P146" style:family="paragraph" style:parent-style-name="Table_20_Contents">
      <style:text-properties style:font-name="Boon" fo:font-size="12pt" officeooo:rsid="0013a8c3" officeooo:paragraph-rsid="0039c395" style:font-size-asian="12pt" style:font-name-complex="Boon" style:font-size-complex="12pt"/>
    </style:style>
    <style:style style:name="P147" style:family="paragraph" style:parent-style-name="Table_20_Contents">
      <style:text-properties style:font-name="Boon" fo:font-size="12pt" officeooo:rsid="0013a8c3" officeooo:paragraph-rsid="003c94a5" style:font-size-asian="12pt" style:font-name-complex="Boon" style:font-size-complex="12pt"/>
    </style:style>
    <style:style style:name="P148" style:family="paragraph" style:parent-style-name="Table_20_Contents">
      <style:text-properties style:font-name="Boon" fo:font-size="12pt" officeooo:paragraph-rsid="0035cb24" style:font-size-asian="12pt" style:font-name-complex="Boon" style:font-size-complex="12pt"/>
    </style:style>
    <style:style style:name="P149" style:family="paragraph" style:parent-style-name="Table_20_Contents">
      <style:text-properties style:font-name="Boon" fo:font-size="12pt" officeooo:paragraph-rsid="0039c395" style:font-size-asian="12pt" style:font-name-complex="Boon" style:font-size-complex="12pt"/>
    </style:style>
    <style:style style:name="P150" style:family="paragraph" style:parent-style-name="Table_20_Contents">
      <style:text-properties style:font-name="Boon" fo:font-size="12pt" officeooo:paragraph-rsid="003c94a5" style:font-size-asian="12pt" style:font-name-complex="Boon" style:font-size-complex="12pt"/>
    </style:style>
    <style:style style:name="P151" style:family="paragraph" style:parent-style-name="Table_20_Contents">
      <style:text-properties style:font-name="Boon" fo:font-size="12pt" officeooo:paragraph-rsid="003cd05e" style:font-size-asian="12pt" style:font-name-complex="Boon" style:font-size-complex="12pt"/>
    </style:style>
    <style:style style:name="P152" style:family="paragraph" style:parent-style-name="Table_20_Contents">
      <style:text-properties style:font-name="Boon" fo:font-size="12pt" officeooo:paragraph-rsid="0042d6b6" style:font-size-asian="12pt" style:font-name-complex="Boon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35cb24" style:font-size-asian="11pt" style:font-name-complex="Boon" style:font-size-complex="11pt" style:language-complex="th" style:country-complex="TH"/>
    </style:style>
    <style:style style:name="P154" style:family="paragraph" style:parent-style-name="Table_20_Contents">
      <style:paragraph-properties fo:text-align="center" style:justify-single-word="false"/>
      <style:text-properties style:font-name="Boon" fo:font-size="11pt" officeooo:rsid="00117bc1" officeooo:paragraph-rsid="003c94a5" style:font-size-asian="11pt" style:font-name-complex="Boon" style:font-size-complex="11pt" style:language-complex="th" style:country-complex="TH"/>
    </style:style>
    <style:style style:name="P155" style:family="paragraph" style:parent-style-name="Table_20_Contents">
      <style:paragraph-properties fo:text-align="center" style:justify-single-word="false"/>
      <style:text-properties style:font-name="Boon" fo:font-size="11pt" officeooo:rsid="0030266b" officeooo:paragraph-rsid="0035cb24" style:font-size-asian="11pt" style:font-name-complex="Boon" style:font-size-complex="11pt" style:language-complex="th" style:country-complex="TH"/>
    </style:style>
    <style:style style:name="P156" style:family="paragraph" style:parent-style-name="Table_20_Contents">
      <style:paragraph-properties fo:text-align="center" style:justify-single-word="false"/>
      <style:text-properties style:font-name="Boon" fo:font-size="11pt" officeooo:rsid="0030266b" officeooo:paragraph-rsid="003c94a5" style:font-size-asian="11pt" style:font-name-complex="Boon" style:font-size-complex="11pt" style:language-complex="th" style:country-complex="TH"/>
    </style:style>
    <style:style style:name="P157" style:family="paragraph" style:parent-style-name="Table_20_Contents">
      <style:paragraph-properties fo:text-align="center" style:justify-single-word="false"/>
      <style:text-properties style:font-name="Boon" fo:font-size="8.25pt" officeooo:rsid="00117bc1" officeooo:paragraph-rsid="0035cb24" style:font-size-asian="7.19999980926514pt" style:font-name-complex="Boon" style:font-size-complex="11pt" style:language-complex="th" style:country-complex="TH"/>
    </style:style>
    <style:style style:name="P158" style:family="paragraph" style:parent-style-name="Table_20_Contents">
      <style:paragraph-properties fo:text-align="center" style:justify-single-word="false"/>
      <style:text-properties style:font-name="Boon" fo:font-size="8.25pt" officeooo:rsid="003c94a5" officeooo:paragraph-rsid="003c94a5" style:font-size-asian="7.19999980926514pt" style:font-name-complex="Boon" style:font-size-complex="11pt" style:language-complex="th" style:country-complex="TH"/>
    </style:style>
    <style:style style:name="P159" style:family="paragraph" style:parent-style-name="Table_20_Contents">
      <style:text-properties style:font-name="Boon" fo:font-size="14pt" officeooo:paragraph-rsid="0035cb24" style:font-size-asian="14pt" style:font-name-complex="Boon" style:font-size-complex="14pt"/>
    </style:style>
    <style:style style:name="P160" style:family="paragraph" style:parent-style-name="Table_20_Contents">
      <style:text-properties style:font-name="Boon" fo:font-size="14pt" officeooo:paragraph-rsid="0039c395" style:font-size-asian="14pt" style:font-name-complex="Boon" style:font-size-complex="14pt"/>
    </style:style>
    <style:style style:name="P161" style:family="paragraph" style:parent-style-name="Table_20_Contents">
      <style:text-properties style:font-name="Boon" fo:font-size="14pt" officeooo:paragraph-rsid="003c94a5" style:font-size-asian="14pt" style:font-name-complex="Boon" style:font-size-complex="14pt"/>
    </style:style>
    <style:style style:name="P162" style:family="paragraph" style:parent-style-name="Table_20_Contents">
      <style:text-properties style:font-name="Boon" fo:font-size="9pt" officeooo:rsid="00444c10" officeooo:paragraph-rsid="00444c10" style:font-size-asian="7.84999990463257pt" style:font-name-complex="Boon" style:font-size-complex="12pt" style:language-complex="th" style:country-complex="TH"/>
    </style:style>
    <style:style style:name="P163" style:family="paragraph" style:parent-style-name="Table_20_Contents" style:list-style-name="L9">
      <style:text-properties fo:font-size="11pt" officeooo:paragraph-rsid="004e0051" style:font-size-asian="11pt" style:font-size-complex="11pt"/>
    </style:style>
    <style:style style:name="P164" style:family="paragraph" style:parent-style-name="Table_20_Contents" style:list-style-name="L8">
      <style:text-properties fo:font-size="11pt" officeooo:paragraph-rsid="004e0051" style:font-size-asian="11pt" style:font-size-complex="11pt"/>
    </style:style>
    <style:style style:name="P165" style:family="paragraph" style:parent-style-name="Standard">
      <style:paragraph-properties fo:text-align="end" style:justify-single-word="false"/>
      <style:text-properties fo:color="#666666" style:font-name="Boon" fo:font-size="11pt" fo:font-weight="bold" officeooo:rsid="000fee18" officeooo:paragraph-rsid="00117bc1" style:font-size-asian="11pt" style:font-weight-asian="bold" style:font-name-complex="Boon" style:font-size-complex="11pt" style:language-complex="th" style:country-complex="TH" style:font-weight-complex="bold"/>
    </style:style>
    <style:style style:name="P166" style:family="paragraph" style:parent-style-name="Standard" style:list-style-name="L1">
      <style:paragraph-properties fo:text-align="start" style:justify-single-word="false"/>
      <style:text-properties fo:color="#000000" style:font-name="David Libre" fo:font-size="12pt" fo:font-weight="normal" officeooo:rsid="00190ba7" officeooo:paragraph-rsid="00190ba7" style:font-size-asian="10.5pt" style:font-weight-asian="normal" style:font-name-complex="Boon" style:font-size-complex="16pt" style:language-complex="th" style:country-complex="TH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68" style:family="paragraph" style:parent-style-name="Standard" style:list-style-name="L3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fo:color="#000000" style:font-name="David Libre" fo:font-size="12pt" fo:font-weight="normal" officeooo:rsid="001ab5ba" officeooo:paragraph-rsid="001ab5ba" style:font-size-asian="10.5pt" style:font-weight-asian="normal" style:font-name-complex="Boon" style:font-size-complex="16pt" style:language-complex="th" style:country-complex="TH" style:font-weight-complex="normal"/>
    </style:style>
    <style:style style:name="P170" style:family="paragraph" style:parent-style-name="Standard">
      <style:text-properties fo:color="#000000" style:font-name="David Libre" fo:font-size="12pt" fo:font-style="normal" fo:font-weight="normal" officeooo:rsid="002b2992" officeooo:paragraph-rsid="005c670c" style:font-size-asian="12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71" style:family="paragraph" style:parent-style-name="Standard">
      <style:text-properties fo:color="#000000" style:font-name="Boon1" fo:font-size="12pt" fo:font-style="normal" fo:font-weight="normal" officeooo:rsid="003cd05e" officeooo:paragraph-rsid="005c670c" style:font-size-asian="12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172" style:family="paragraph" style:parent-style-name="Standard">
      <style:text-properties style:font-name="Boon1" fo:font-size="12pt" fo:font-style="italic" fo:font-weight="normal" officeooo:rsid="003180b4" officeooo:paragraph-rsid="003180b4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73" style:family="paragraph" style:parent-style-name="Standard">
      <style:text-properties style:font-name="Boon1" fo:font-size="12pt" fo:font-style="italic" fo:font-weight="normal" officeooo:rsid="003180b4" officeooo:paragraph-rsid="0039c395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74" style:family="paragraph" style:parent-style-name="Standard">
      <style:text-properties style:font-name="Boon1" fo:font-size="12pt" fo:font-style="italic" fo:font-weight="normal" officeooo:rsid="003c94a5" officeooo:paragraph-rsid="0039c395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75" style:family="paragraph" style:parent-style-name="Standard">
      <style:text-properties style:font-name="Boon1" fo:font-size="12pt" fo:font-style="italic" fo:font-weight="normal" officeooo:rsid="00417b75" officeooo:paragraph-rsid="00417b75" style:font-size-asian="12pt" style:font-style-asian="italic" style:font-weight-asian="normal" style:font-name-complex="Boon1" style:font-size-complex="12pt" style:language-complex="th" style:country-complex="TH" style:font-style-complex="italic" style:font-weight-complex="normal"/>
    </style:style>
    <style:style style:name="P176" style:family="paragraph" style:parent-style-name="Standard">
      <style:text-properties style:font-name="Boon1" fo:font-size="12pt" fo:font-style="normal" fo:font-weight="normal" officeooo:rsid="00342fae" officeooo:paragraph-rsid="00342fae" style:font-size-asian="12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177" style:family="paragraph" style:parent-style-name="Standard">
      <style:text-properties style:font-name="Boon1" fo:font-size="12pt" fo:font-style="normal" fo:font-weight="normal" officeooo:rsid="003c94a5" officeooo:paragraph-rsid="003c94a5" style:font-size-asian="10.5pt" style:font-style-asian="normal" style:font-weight-asian="normal" style:font-name-complex="Boon1" style:font-size-complex="16pt" style:language-complex="th" style:country-complex="TH" style:font-style-complex="normal" style:font-weight-complex="normal"/>
    </style:style>
    <style:style style:name="P178" style:family="paragraph" style:parent-style-name="Standard">
      <style:text-properties style:font-name="Boon1" fo:font-size="12pt" fo:font-style="normal" style:text-underline-style="none" fo:font-weight="normal" officeooo:rsid="00628775" officeooo:paragraph-rsid="00628775" style:font-size-asian="10.5pt" style:font-style-asian="normal" style:font-weight-asian="normal" style:font-name-complex="Boon1" style:font-size-complex="16pt" style:language-complex="th" style:country-complex="TH" style:font-style-complex="normal" style:font-weight-complex="normal"/>
    </style:style>
    <style:style style:name="P179" style:family="paragraph" style:parent-style-name="Standard">
      <style:text-properties style:font-name="Boon1" fo:font-size="12pt" fo:font-style="normal" style:text-underline-style="none" fo:font-weight="normal" officeooo:rsid="00628775" officeooo:paragraph-rsid="00342fae" style:font-size-asian="10.5pt" style:font-style-asian="normal" style:font-weight-asian="normal" style:font-name-complex="Boon1" style:font-size-complex="16pt" style:language-complex="th" style:country-complex="TH" style:font-style-complex="normal" style:font-weight-complex="normal"/>
    </style:style>
    <style:style style:name="P180" style:family="paragraph" style:parent-style-name="Standard">
      <style:text-properties style:font-name="Boon1" fo:font-size="16pt" fo:font-style="normal" fo:font-weight="normal" officeooo:rsid="0044c7fe" officeooo:paragraph-rsid="0044c7fe" style:font-size-asian="16pt" style:font-style-asian="normal" style:font-weight-asian="normal" style:font-name-complex="Boon1" style:font-size-complex="16pt" style:language-complex="th" style:country-complex="TH" style:font-style-complex="normal" style:font-weight-complex="normal"/>
    </style:style>
    <style:style style:name="P181" style:family="paragraph" style:parent-style-name="Standard">
      <style:text-properties style:font-name="Boon1" fo:font-size="16pt" fo:font-style="normal" fo:font-weight="bold" officeooo:rsid="003c94a5" officeooo:paragraph-rsid="003c94a5" style:font-size-asian="16pt" style:font-style-asian="normal" style:font-weight-asian="bold" style:font-name-complex="Boon1" style:font-size-complex="16pt" style:language-complex="th" style:country-complex="TH" style:font-style-complex="normal" style:font-weight-complex="bold"/>
    </style:style>
    <style:style style:name="P182" style:family="paragraph" style:parent-style-name="Standard">
      <style:text-properties style:font-name="Boon1" fo:font-size="16pt" fo:font-style="normal" fo:font-weight="bold" officeooo:rsid="00342fae" officeooo:paragraph-rsid="00628775" style:font-size-asian="16pt" style:font-style-asian="normal" style:font-weight-asian="bold" style:font-name-complex="Boon1" style:font-size-complex="16pt" style:language-complex="th" style:country-complex="TH" style:font-style-complex="normal" style:font-weight-complex="bold"/>
    </style:style>
    <style:style style:name="P183" style:family="paragraph" style:parent-style-name="Standard">
      <style:text-properties style:font-name="Boon1" fo:font-size="16pt" fo:font-style="normal" style:text-underline-style="solid" style:text-underline-width="auto" style:text-underline-color="font-color" fo:font-weight="bold" officeooo:rsid="0035cb24" officeooo:paragraph-rsid="0035cb24" style:font-size-asian="16pt" style:font-style-asian="normal" style:font-weight-asian="bold" style:font-name-complex="Boon SemiBold" style:font-size-complex="16pt" style:language-complex="th" style:country-complex="TH" style:font-style-complex="normal" style:font-weight-complex="bold"/>
    </style:style>
    <style:style style:name="P184" style:family="paragraph" style:parent-style-name="Standard">
      <style:text-properties style:font-name="Boon1" fo:font-size="9pt" fo:font-style="normal" style:text-underline-style="none" fo:font-weight="normal" officeooo:rsid="0035cb24" officeooo:paragraph-rsid="0035cb24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85" style:family="paragraph" style:parent-style-name="Standard" style:list-style-name="L7">
      <style:text-properties style:font-name="Boon1" fo:font-size="9pt" fo:font-style="normal" style:text-underline-style="none" fo:font-weight="normal" officeooo:rsid="0037a67a" officeooo:paragraph-rsid="0037a67a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86" style:family="paragraph" style:parent-style-name="Standard">
      <style:text-properties style:font-name="Boon1" fo:font-size="9pt" fo:font-style="normal" style:text-underline-style="none" fo:font-weight="normal" officeooo:rsid="0037a67a" officeooo:paragraph-rsid="0037a67a" style:font-size-asian="7.84999990463257pt" style:font-style-asian="normal" style:font-weight-asian="normal" style:font-name-complex="Boon" style:font-size-complex="12pt" style:language-complex="th" style:country-complex="TH" style:font-style-complex="normal" style:font-weight-complex="normal"/>
    </style:style>
    <style:style style:name="P187" style:family="paragraph" style:parent-style-name="Standard">
      <style:text-properties style:font-name="Boon1" fo:font-size="9pt" fo:font-style="normal" fo:font-weight="normal" officeooo:rsid="003cd05e" officeooo:paragraph-rsid="003cd05e" style:font-size-asian="7.84999990463257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188" style:family="paragraph" style:parent-style-name="Standard">
      <style:text-properties style:font-name="Boon1" fo:font-size="9pt" fo:font-style="normal" fo:font-weight="normal" officeooo:rsid="003c94a5" officeooo:paragraph-rsid="003c94a5" style:font-size-asian="7.84999990463257pt" style:font-style-asian="normal" style:font-weight-asian="normal" style:font-name-complex="Boon1" style:font-size-complex="12pt" style:language-complex="th" style:country-complex="TH" style:font-style-complex="normal" style:font-weight-complex="normal"/>
    </style:style>
    <style:style style:name="P189" style:family="paragraph" style:parent-style-name="Standard">
      <style:text-properties style:font-name="Boon1" fo:font-size="9pt" fo:font-style="normal" fo:font-weight="bold" officeooo:rsid="003cd05e" officeooo:paragraph-rsid="003cd05e" style:font-size-asian="7.84999990463257pt" style:font-style-asian="normal" style:font-weight-asian="bold" style:font-name-complex="Boon1" style:font-size-complex="12pt" style:language-complex="th" style:country-complex="TH" style:font-style-complex="normal" style:font-weight-complex="bold"/>
    </style:style>
    <style:style style:name="P190" style:family="paragraph" style:parent-style-name="Standard">
      <style:text-properties style:font-name="Boon1" fo:font-size="20pt" fo:font-style="normal" fo:font-weight="bold" officeooo:rsid="0044c7fe" officeooo:paragraph-rsid="0044c7fe" style:font-size-asian="20pt" style:font-style-asian="normal" style:font-weight-asian="bold" style:font-name-complex="Boon1" style:font-size-complex="20pt" style:language-complex="th" style:country-complex="TH" style:font-style-complex="normal" style:font-weight-complex="bold"/>
    </style:style>
    <style:style style:name="P191" style:family="paragraph" style:parent-style-name="Standard">
      <style:text-properties fo:color="#ce181e" style:font-name="Boon1" fo:font-size="10.5pt" fo:font-style="normal" fo:font-weight="normal" officeooo:rsid="003fb554" officeooo:paragraph-rsid="003fb554" style:font-size-asian="10.5pt" style:font-style-asian="normal" style:font-weight-asian="normal" style:font-name-complex="Boon1" style:font-size-complex="10.5pt" style:language-complex="th" style:country-complex="TH" style:font-style-complex="normal" style:font-weight-complex="normal"/>
    </style:style>
    <style:style style:name="P192" style:family="paragraph" style:parent-style-name="Standard">
      <style:text-properties style:font-name="David Libre" fo:font-size="11pt" fo:font-style="normal" fo:font-weight="normal" officeooo:rsid="002b2992" officeooo:paragraph-rsid="0044c7fe" style:font-size-asian="11pt" style:font-style-asian="normal" style:font-weight-asian="normal" style:font-name-complex="Boon" style:font-size-complex="11pt" style:language-complex="th" style:country-complex="TH" style:font-style-complex="normal" style:font-weight-complex="normal"/>
    </style:style>
    <style:style style:name="P193" style:family="paragraph" style:parent-style-name="Standard">
      <style:text-properties style:font-name="David Libre" fo:font-size="11pt" fo:font-style="normal" fo:font-weight="normal" officeooo:rsid="002b2992" officeooo:paragraph-rsid="0046b1fc" style:font-size-asian="11pt" style:font-style-asian="normal" style:font-weight-asian="normal" style:font-name-complex="Boon" style:font-size-complex="11pt" style:language-complex="th" style:country-complex="TH" style:font-style-complex="normal" style:font-weight-complex="normal"/>
    </style:style>
    <style:style style:name="P194" style:family="paragraph" style:parent-style-name="Standard">
      <style:text-properties style:font-name="David Libre" fo:font-size="11pt" fo:font-style="normal" fo:font-weight="normal" officeooo:rsid="002b2992" officeooo:paragraph-rsid="005e6f74" style:font-size-asian="11pt" style:font-style-asian="normal" style:font-weight-asian="normal" style:font-name-complex="Boon" style:font-size-complex="11pt" style:language-complex="th" style:country-complex="TH" style:font-style-complex="normal" style:font-weight-complex="normal"/>
    </style:style>
    <style:style style:name="P195" style:family="paragraph" style:parent-style-name="Standard">
      <style:text-properties style:font-name="David Libre" fo:font-size="11pt" fo:font-weight="normal" officeooo:rsid="002b2992" officeooo:paragraph-rsid="0044c7fe" style:font-size-asian="11pt" style:font-weight-asian="normal" style:font-name-complex="Boon" style:font-size-complex="11pt" style:language-complex="th" style:country-complex="TH" style:font-weight-complex="normal"/>
    </style:style>
    <style:style style:name="P196" style:family="paragraph" style:parent-style-name="Standard">
      <style:text-properties style:font-name="David Libre" fo:font-size="11pt" fo:font-weight="normal" officeooo:rsid="002b2992" officeooo:paragraph-rsid="0044e5ed" style:font-size-asian="11pt" style:font-weight-asian="normal" style:font-name-complex="Boon" style:font-size-complex="11pt" style:language-complex="th" style:country-complex="TH" style:font-weight-complex="normal"/>
    </style:style>
    <style:style style:name="P197" style:family="paragraph" style:parent-style-name="Standard">
      <style:text-properties style:font-name="David Libre" fo:font-size="11pt" fo:font-weight="normal" officeooo:rsid="002b2992" officeooo:paragraph-rsid="0046b1fc" style:font-size-asian="11pt" style:font-weight-asian="normal" style:font-name-complex="Boon" style:font-size-complex="11pt" style:language-complex="th" style:country-complex="TH" style:font-weight-complex="normal"/>
    </style:style>
    <style:style style:name="P198" style:family="paragraph" style:parent-style-name="Standard">
      <style:text-properties style:font-name="David Libre" fo:font-size="11pt" fo:font-weight="normal" officeooo:rsid="002b2992" officeooo:paragraph-rsid="005c670c" style:font-size-asian="11pt" style:font-weight-asian="normal" style:font-name-complex="Boon" style:font-size-complex="11pt" style:language-complex="th" style:country-complex="TH" style:font-weight-complex="normal"/>
    </style:style>
    <style:style style:name="P199" style:family="paragraph" style:parent-style-name="Standard">
      <style:text-properties style:font-name="David Libre" fo:font-size="12pt" style:text-underline-style="solid" style:text-underline-width="auto" style:text-underline-color="font-color" fo:font-weight="normal" officeooo:rsid="002b2992" officeooo:paragraph-rsid="0044c7fe" style:font-size-asian="12pt" style:font-weight-asian="normal" style:font-name-complex="Boon" style:font-size-complex="12pt" style:language-complex="th" style:country-complex="TH" style:font-weight-complex="normal"/>
    </style:style>
    <style:style style:name="P200" style:family="paragraph" style:parent-style-name="Standard">
      <style:text-properties style:font-name="David Libre" fo:font-size="12pt" fo:font-weight="normal" officeooo:rsid="002b2992" officeooo:paragraph-rsid="0044c7fe" style:font-size-asian="12pt" style:font-weight-asian="normal" style:font-name-complex="Boon" style:font-size-complex="12pt" style:language-complex="th" style:country-complex="TH" style:font-weight-complex="normal"/>
    </style:style>
    <style:style style:name="P201" style:family="paragraph" style:parent-style-name="Standard">
      <style:text-properties style:font-name="David Libre" fo:font-size="12pt" fo:font-weight="normal" officeooo:rsid="002b2992" officeooo:paragraph-rsid="0044e5ed" style:font-size-asian="12pt" style:font-weight-asian="normal" style:font-name-complex="Boon" style:font-size-complex="12pt" style:language-complex="th" style:country-complex="TH" style:font-weight-complex="normal"/>
    </style:style>
    <style:style style:name="P202" style:family="paragraph" style:parent-style-name="Standard">
      <style:text-properties style:font-name="David Libre" fo:font-size="12pt" fo:font-weight="normal" officeooo:rsid="002b2992" officeooo:paragraph-rsid="0046b1fc" style:font-size-asian="12pt" style:font-weight-asian="normal" style:font-name-complex="Boon" style:font-size-complex="12pt" style:language-complex="th" style:country-complex="TH" style:font-weight-complex="normal"/>
    </style:style>
    <style:style style:name="P203" style:family="paragraph" style:parent-style-name="Standard">
      <style:text-properties style:font-name="David Libre" fo:font-size="12pt" fo:font-weight="normal" officeooo:rsid="002b2992" officeooo:paragraph-rsid="005c670c" style:font-size-asian="12pt" style:font-weight-asian="normal" style:font-name-complex="Boon" style:font-size-complex="12pt" style:language-complex="th" style:country-complex="TH" style:font-weight-complex="normal"/>
    </style:style>
    <style:style style:name="P204" style:family="paragraph" style:parent-style-name="Standard">
      <style:text-properties style:font-name="David Libre" fo:font-size="12pt" fo:font-weight="normal" officeooo:rsid="002b2992" officeooo:paragraph-rsid="005e6f74" style:font-size-asian="12pt" style:font-weight-asian="normal" style:font-name-complex="Boon" style:font-size-complex="12pt" style:language-complex="th" style:country-complex="TH" style:font-weight-complex="normal"/>
    </style:style>
    <style:style style:name="P205" style:family="paragraph" style:parent-style-name="Standard">
      <style:text-properties style:font-name="Consolas1" fo:font-size="10pt" fo:font-weight="normal" officeooo:rsid="002faade" officeooo:paragraph-rsid="002faade" style:font-size-asian="10pt" style:font-weight-asian="normal" style:font-name-complex="Boon" style:font-size-complex="10pt" style:language-complex="th" style:country-complex="TH" style:font-weight-complex="normal"/>
    </style:style>
    <style:style style:name="P206" style:family="paragraph" style:parent-style-name="Standard">
      <style:text-properties style:font-name="David Libre" fo:font-size="10pt" fo:font-weight="normal" officeooo:rsid="002faade" officeooo:paragraph-rsid="002faade" style:font-size-asian="10pt" style:font-weight-asian="normal" style:font-name-complex="Boon" style:font-size-complex="10pt" style:language-complex="th" style:country-complex="TH" style:font-weight-complex="normal"/>
    </style:style>
    <style:style style:name="P207" style:family="paragraph" style:parent-style-name="Standard">
      <style:text-properties style:font-name="David Libre" fo:font-size="10pt" officeooo:paragraph-rsid="002faade" style:font-size-asian="10pt" style:font-size-complex="10pt"/>
    </style:style>
    <style:style style:name="P2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Boon1" fo:font-size="12pt" fo:font-style="normal" fo:font-weight="normal" officeooo:rsid="003c94a5" officeooo:paragraph-rsid="003c94a5" style:font-size-asian="10.5pt" style:font-style-asian="normal" style:font-weight-asian="normal" style:font-name-complex="Boon1" style:font-size-complex="16pt" style:language-complex="th" style:country-complex="TH" style:font-style-complex="normal" style:font-weight-complex="normal"/>
    </style:style>
    <style:style style:name="P209" style:family="paragraph" style:parent-style-name="Standard">
      <style:paragraph-properties fo:break-before="page"/>
      <style:text-properties style:font-name="Boon1" fo:font-size="20pt" fo:font-style="normal" fo:font-weight="bold" officeooo:rsid="0044c7fe" officeooo:paragraph-rsid="0044c7fe" style:font-size-asian="20pt" style:font-style-asian="normal" style:font-weight-asian="bold" style:font-name-complex="Boon1" style:font-size-complex="20pt" style:language-complex="th" style:country-complex="TH" style:font-style-complex="normal" style:font-weight-complex="bold"/>
    </style:style>
    <style:style style:name="T1" style:family="text">
      <style:text-properties style:font-name="David Libre"/>
    </style:style>
    <style:style style:name="T2" style:family="text">
      <style:text-properties style:font-name="David Libre" fo:font-weight="normal" officeooo:rsid="00174316" style:font-weight-asian="normal" style:font-weight-complex="normal"/>
    </style:style>
    <style:style style:name="T3" style:family="text">
      <style:text-properties style:font-name="David Libre" officeooo:rsid="00145c27"/>
    </style:style>
    <style:style style:name="T4" style:family="text">
      <style:text-properties style:font-name="David Libre" officeooo:rsid="001edd2c" style:language-complex="th" style:country-complex="TH"/>
    </style:style>
    <style:style style:name="T5" style:family="text">
      <style:text-properties style:font-name="David Libre" officeooo:rsid="00276178" style:language-complex="th" style:country-complex="TH"/>
    </style:style>
    <style:style style:name="T6" style:family="text">
      <style:text-properties style:font-name="David Libre" officeooo:rsid="00276178"/>
    </style:style>
    <style:style style:name="T7" style:family="text">
      <style:text-properties style:font-name="David Libre" officeooo:rsid="002956e2"/>
    </style:style>
    <style:style style:name="T8" style:family="text">
      <style:text-properties style:font-name="David Libre" officeooo:rsid="002fb996"/>
    </style:style>
    <style:style style:name="T9" style:family="text">
      <style:text-properties style:font-name="David Libre" officeooo:rsid="004e0051" style:font-name-complex="Boon" style:language-complex="th" style:country-complex="TH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4316" style:font-weight-asian="normal" style:font-weight-complex="normal"/>
    </style:style>
    <style:style style:name="T12" style:family="text">
      <style:text-properties fo:font-weight="normal" officeooo:rsid="00190ba7" style:font-weight-asian="normal" style:font-weight-complex="normal"/>
    </style:style>
    <style:style style:name="T13" style:family="text">
      <style:text-properties fo:font-weight="normal" officeooo:rsid="002faade" style:font-weight-asian="normal" style:font-name-complex="Boon" style:language-complex="th" style:country-complex="TH" style:font-weight-complex="normal"/>
    </style:style>
    <style:style style:name="T14" style:family="text">
      <style:text-properties officeooo:rsid="00145c27"/>
    </style:style>
    <style:style style:name="T15" style:family="text">
      <style:text-properties style:language-complex="th" style:country-complex="TH"/>
    </style:style>
    <style:style style:name="T16" style:family="text">
      <style:text-properties officeooo:rsid="00117bc1" style:language-complex="th" style:country-complex="TH"/>
    </style:style>
    <style:style style:name="T17" style:family="text">
      <style:text-properties officeooo:rsid="0013a8c3" style:language-complex="th" style:country-complex="TH"/>
    </style:style>
    <style:style style:name="T18" style:family="text">
      <style:text-properties officeooo:rsid="00145c27" style:language-complex="th" style:country-complex="TH"/>
    </style:style>
    <style:style style:name="T19" style:family="text">
      <style:text-properties officeooo:rsid="001e661b" style:language-complex="th" style:country-complex="TH"/>
    </style:style>
    <style:style style:name="T20" style:family="text">
      <style:text-properties officeooo:rsid="001edd2c" style:language-complex="th" style:country-complex="TH"/>
    </style:style>
    <style:style style:name="T21" style:family="text">
      <style:text-properties officeooo:rsid="001f361a" style:language-complex="th" style:country-complex="TH"/>
    </style:style>
    <style:style style:name="T22" style:family="text">
      <style:text-properties officeooo:rsid="00227848" style:language-complex="th" style:country-complex="TH"/>
    </style:style>
    <style:style style:name="T23" style:family="text">
      <style:text-properties officeooo:rsid="0027265c" style:language-complex="th" style:country-complex="TH"/>
    </style:style>
    <style:style style:name="T24" style:family="text">
      <style:text-properties officeooo:rsid="00276178" style:language-complex="th" style:country-complex="TH"/>
    </style:style>
    <style:style style:name="T25" style:family="text">
      <style:text-properties officeooo:rsid="002a609b" style:language-complex="th" style:country-complex="TH"/>
    </style:style>
    <style:style style:name="T26" style:family="text">
      <style:text-properties officeooo:rsid="0032c7c4" style:language-complex="th" style:country-complex="TH"/>
    </style:style>
    <style:style style:name="T27" style:family="text">
      <style:text-properties officeooo:rsid="003b1e60" style:language-complex="th" style:country-complex="TH"/>
    </style:style>
    <style:style style:name="T28" style:family="text">
      <style:text-properties officeooo:rsid="00190ba7"/>
    </style:style>
    <style:style style:name="T29" style:family="text">
      <style:text-properties officeooo:rsid="001edd2c"/>
    </style:style>
    <style:style style:name="T30" style:family="text">
      <style:text-properties officeooo:rsid="00227848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none" officeooo:rsid="002378db" style:font-style-asian="normal" style:font-style-complex="normal"/>
    </style:style>
    <style:style style:name="T33" style:family="text">
      <style:text-properties officeooo:rsid="002956e2"/>
    </style:style>
    <style:style style:name="T34" style:family="text">
      <style:text-properties officeooo:rsid="002a373c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officeooo:rsid="002f062d"/>
    </style:style>
    <style:style style:name="T37" style:family="text">
      <style:text-properties officeooo:rsid="002faade"/>
    </style:style>
    <style:style style:name="T38" style:family="text">
      <style:text-properties officeooo:rsid="002fb996"/>
    </style:style>
    <style:style style:name="T39" style:family="text">
      <style:text-properties fo:font-size="8pt" officeooo:rsid="002fb996" style:font-size-asian="8pt" style:font-size-complex="8pt"/>
    </style:style>
    <style:style style:name="T40" style:family="text">
      <style:text-properties fo:font-size="8pt" officeooo:rsid="006563c0" style:font-size-asian="8pt" style:font-size-complex="8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33f6c4"/>
    </style:style>
    <style:style style:name="T43" style:family="text">
      <style:text-properties officeooo:rsid="0037a67a"/>
    </style:style>
    <style:style style:name="T44" style:family="text">
      <style:text-properties officeooo:rsid="0037fe1a"/>
    </style:style>
    <style:style style:name="T45" style:family="text">
      <style:text-properties officeooo:rsid="00276178"/>
    </style:style>
    <style:style style:name="T46" style:family="text">
      <style:text-properties officeooo:rsid="003c94a5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9" style:family="text">
      <style:text-properties style:font-size-asian="12pt" style:font-size-complex="12pt"/>
    </style:style>
    <style:style style:name="T50" style:family="text">
      <style:text-properties officeooo:rsid="00417b75" style:font-size-asian="12pt" style:font-size-complex="12pt"/>
    </style:style>
    <style:style style:name="T51" style:family="text">
      <style:text-properties officeooo:rsid="004b089b" style:font-size-asian="12pt" style:font-size-complex="12pt"/>
    </style:style>
    <style:style style:name="T5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3" style:family="text">
      <style:text-properties fo:font-size="10.5pt" fo:font-weight="normal" officeooo:rsid="0042d6b6" style:font-size-asian="10.5pt" style:font-weight-asian="normal" style:font-size-complex="10.5pt" style:font-weight-complex="normal"/>
    </style:style>
    <style:style style:name="T54" style:family="text">
      <style:text-properties fo:color="#ce181e" fo:font-size="10.5pt" style:font-size-asian="10.5pt" style:font-size-complex="10.5pt"/>
    </style:style>
    <style:style style:name="T55" style:family="text">
      <style:text-properties fo:color="#ce181e" fo:font-size="10.5pt" officeooo:rsid="003cd05e" style:font-size-complex="10.5pt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4c319b"/>
    </style:style>
    <style:style style:name="T58" style:family="text">
      <style:text-properties officeooo:rsid="00516a8e"/>
    </style:style>
    <style:style style:name="T59" style:family="text">
      <style:text-properties officeooo:rsid="00521012"/>
    </style:style>
    <style:style style:name="T60" style:family="text">
      <style:text-properties officeooo:rsid="00549655"/>
    </style:style>
    <style:style style:name="T61" style:family="text">
      <style:text-properties officeooo:rsid="0058a615"/>
    </style:style>
    <style:style style:name="T62" style:family="text">
      <style:text-properties officeooo:rsid="005c670c"/>
    </style:style>
    <style:style style:name="T63" style:family="text">
      <style:text-properties officeooo:rsid="00616740"/>
    </style:style>
    <style:style style:name="T64" style:family="text">
      <style:text-properties style:font-name="THSarabunPSK" fo:font-size="14pt" style:font-size-asian="14pt"/>
    </style:style>
    <style:style style:name="T65" style:family="text">
      <style:text-properties style:font-name="THSarabunPSK" style:font-size-asian="12pt" style:font-size-complex="12pt"/>
    </style:style>
    <style:style style:name="T66" style:family="text">
      <style:text-properties style:font-name="THSarabunPSK" officeooo:rsid="0062e769" style:font-size-asian="12pt" style:font-size-complex="12pt"/>
    </style:style>
    <style:style style:name="T67" style:family="text">
      <style:text-properties style:font-name="David Libre" officeooo:rsid="002fb996"/>
    </style:style>
    <style:style style:name="T68" style:family="text">
      <style:text-properties style:text-position="super 58%"/>
    </style:style>
    <style:style style:name="T69" style:family="text">
      <style:text-properties fo:font-size="14pt" fo:font-weight="normal" officeooo:rsid="002faade" style:font-size-asian="14pt" style:font-weight-asian="normal" style:font-name-complex="Boon" style:font-size-complex="14pt" style:language-complex="th" style:country-complex="TH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Physics Courses for Medicine Students</text:p>
      <text:list xml:id="list576358152" text:style-name="L1">
        <text:list-header>
          <text:p text:style-name="P166"/>
        </text:list-header>
        <text:list-item>
          <text:p text:style-name="P166">2 lecture courses.</text:p>
        </text:list-item>
        <text:list-item>
          <text:p text:style-name="P166">1 laboratory course.</text:p>
          <text:p text:style-name="P166"/>
        </text:list-item>
      </text:list>
      <text:p text:style-name="P13">There are three models for the lecture courses:</text:p>
      <text:p text:style-name="P13"/>
      <text:p text:style-name="P11">Model I </text:p>
      <text:list xml:id="list2293468985" text:style-name="L2">
        <text:list-item>
          <text:p text:style-name="P167">SCPY 153 (Basic Physics for Medical Science)</text:p>
        </text:list-item>
        <text:list-item>
          <text:p text:style-name="P167">SCPY 154 (Physics for Medical Science)</text:p>
        </text:list-item>
      </text:list>
      <text:p text:style-name="P14"/>
      <text:p text:style-name="P11">Model II </text:p>
      <text:list xml:id="list2577358583" text:style-name="L3">
        <text:list-item>
          <text:p text:style-name="P168">SCPY 153 (Physics for Medical Science I)</text:p>
        </text:list-item>
        <text:list-item>
          <text:p text:style-name="P168">SCPY 154 (Physics for Medical Science II)</text:p>
        </text:list-item>
      </text:list>
      <text:p text:style-name="P14"/>
      <text:p text:style-name="P11">Model III </text:p>
      <text:list xml:id="list1918063" text:style-name="L4">
        <text:list-item>
          <text:p text:style-name="P169">SCPY 153 (General Physics )</text:p>
        </text:list-item>
        <text:list-item>
          <text:p text:style-name="P169">SCPY 154 (Physics for Medical Science)</text:p>
        </text:list-item>
      </text:list>
      <text:p text:style-name="P12"/>
      <text:p text:style-name="P12">Main Topics in University Physics Course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First Semester</text:p>
          </table:table-cell>
          <table:table-cell table:style-name="Table2.B1" office:value-type="string">
            <text:p text:style-name="P51">Second Semester</text:p>
          </table:table-cell>
        </table:table-row>
        <table:table-row>
          <table:table-cell table:style-name="Table2.A3" office:value-type="string">
            <text:p text:style-name="P50">1. Mechanics</text:p>
          </table:table-cell>
          <table:table-cell table:style-name="Table2.B3" office:value-type="string">
            <text:p text:style-name="P50">1. Electricity, Magnetism, and Electromagnetism</text:p>
          </table:table-cell>
        </table:table-row>
        <table:table-row>
          <table:table-cell table:style-name="Table2.A3" office:value-type="string">
            <text:p text:style-name="P50">2. Vibrations and wave</text:p>
          </table:table-cell>
          <table:table-cell table:style-name="Table2.B3" office:value-type="string">
            <text:p text:style-name="P50">2. Modern Physics</text:p>
            <text:list xml:id="list3460386550" text:style-name="L5">
              <text:list-item>
                <text:p text:style-name="P69">Special Relativity (SR)</text:p>
              </text:list-item>
              <text:list-item>
                <text:p text:style-name="P69">Quantum Mechanics (QM)</text:p>
              </text:list-item>
            </text:list>
          </table:table-cell>
        </table:table-row>
        <table:table-row>
          <table:table-cell table:style-name="Table2.A4" office:value-type="string">
            <text:p text:style-name="P50">3. Thermal Physics</text:p>
          </table:table-cell>
          <table:table-cell table:style-name="Table2.B4" office:value-type="string">
            <text:p text:style-name="P50">3. Nuclear Physics</text:p>
          </table:table-cell>
        </table:table-row>
      </table:table>
      <text:p text:style-name="P9"/>
      <text:p text:style-name="P8"/>
      <text:p text:style-name="P7"/>
      <text:p text:style-name="P64"><text:span text:style-name="T32">Pre-</text:span><text:span text:style-name="T31">Model I</text:span></text:p>
      <text:p text:style-name="P10"/>
      <text:p text:style-name="P16"/>
      <text:p text:style-name="P16">ฟิสิกส์ <text:span text:style-name="T28">1</text:span> </text:p>
      <text:p text:style-name="P65">(Physics <text:span text:style-name="T28">I</text:span>)</text:p>
      <text:p text:style-name="P4"/>
      <text:p text:style-name="P5">ครอบคุมเนื้อหาวิชาฟิสิกส์ฟื้นฐานหลักๆทุกหัวข้อโดยยังไม่ได้แยกแยะว่าหัวข้อไหนเกี่ยวกับการแพทย์บ้าง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สัปดาห์ที่</text:p>
          </table:table-cell>
          <table:table-cell table:style-name="Table1.A1" office:value-type="string">
            <text:p text:style-name="P32">เนื้อหา</text:p>
          </table:table-cell>
          <table:table-cell table:style-name="Table1.A1" office:value-type="string">
            <text:p text:style-name="P30">จำนวนชั่วโมง</text:p>
          </table:table-cell>
          <table:table-cell table:style-name="Table1.D1" office:value-type="string">
            <text:p text:style-name="P48">กิจกรรมการเรียนการสอน</text:p>
          </table:table-cell>
        </table:table-row>
        <table:table-row>
          <table:table-cell table:style-name="Table1.A2" office:value-type="string">
            <text:p text:style-name="P61">1</text:p>
          </table:table-cell>
          <table:table-cell table:style-name="Table1.A2" office:value-type="string">
            <text:p text:style-name="P33">-<text:span text:style-name="T16">แนะนำรายวิชา</text:span></text:p>
            <text:p text:style-name="P41">-ความรู้พื้นฐานทางฟิสิกส์</text:p>
            <text:list xml:id="list656475021" text:style-name="L6">
              <text:list-item>
                <text:p text:style-name="P124"><text:span text:style-name="T16">ห</text:span><text:span text:style-name="T15">น่วยและปริมาณทางฟิสิกส์</text:span></text:p>
              </text:list-item>
              <text:list-item>
                <text:p text:style-name="P127">เวกเตอร์ </text:p>
              </text:list-item>
              <text:list-item>
                <text:p text:style-name="P127">คณิตศาสตร์พื้นฐานที่จำเป็น</text:p>
              </text:list-item>
            </text:list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61">2</text:p>
          </table:table-cell>
          <table:table-cell table:style-name="Table1.A2" office:value-type="string">
            <text:p text:style-name="P34">-<text:span text:style-name="T15">การเคลื่อนที่</text:span><text:span text:style-name="T19">ใน 1 มิติ </text:span><text:span text:style-name="T20">และ 2 มิติ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3</text:p>
          </table:table-cell>
          <table:table-cell table:style-name="Table1.A2" office:value-type="string">
            <text:p text:style-name="P33"><text:span text:style-name="T17">-</text:span><text:span text:style-name="T20">พลศาสตร์ ของอนุภาค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43">- งาน และ กฎการอนุรักษ์พลังงาน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5</text:p>
          </table:table-cell>
          <table:table-cell table:style-name="Table1.A2" office:value-type="string">
            <text:p text:style-name="P43">-โมเมนตัม และการชน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33"><text:span text:style-name="T18">-</text:span><text:span text:style-name="T20">การหมุนและโมเมนตัมเชิงมุม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7</text:p>
          </table:table-cell>
          <table:table-cell table:style-name="Table1.A2" office:value-type="string">
            <text:p text:style-name="P43">-ความโน้มถ่วง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61">8</text:p>
          </table:table-cell>
          <table:table-cell table:style-name="Table1.A9" office:value-type="string">
            <text:p text:style-name="P37"><text:span text:style-name="T18">ส</text:span><text:span text:style-name="T15">อบกลางภาค</text:span></text:p>
          </table:table-cell>
          <table:table-cell table:style-name="Table1.A9" office:value-type="string">
            <text:p text:style-name="P61"/>
          </table:table-cell>
          <table:table-cell table:style-name="Table1.D9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9</text:p>
          </table:table-cell>
          <table:table-cell table:style-name="Table1.A2" office:value-type="string">
            <text:p text:style-name="P33">-<text:span text:style-name="T20">การสั่นสะเทือนแบบซิมเปิลฮาร์มอนิกส์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0</text:p>
          </table:table-cell>
          <table:table-cell table:style-name="Table1.A2" office:value-type="string">
            <text:p text:style-name="P36">-<text:span text:style-name="T20">คลื่นในตัวกลางที่ยืดหยุ่นได้ และ คลื่นเสียง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1</text:p>
          </table:table-cell>
          <table:table-cell table:style-name="Table1.A2" office:value-type="string">
            <text:p text:style-name="P39">-<text:span text:style-name="T29">กลศาสตร์ของไหล ภาค สถิตศาสตร์ (อุทกสถิตศาสตร์)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2</text:p>
          </table:table-cell>
          <table:table-cell table:style-name="Table1.A2" office:value-type="string">
            <text:p text:style-name="P39">-<text:span text:style-name="T29">กลศาสตร์ของไหล ภาค พลศาสตร์ (อุทกพลศาสตร์)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3</text:p>
          </table:table-cell>
          <table:table-cell table:style-name="Table1.A2" office:value-type="string">
            <text:p text:style-name="P45">-อุณหภูมิ และ ความร้อน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4</text:p>
          </table:table-cell>
          <table:table-cell table:style-name="Table1.A2" office:value-type="string">
            <text:p text:style-name="P33"><text:span text:style-name="T18">-</text:span><text:span text:style-name="T21">ทฤษฎีจลน์ของก๊าซ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5</text:p>
          </table:table-cell>
          <table:table-cell table:style-name="Table1.A2" office:value-type="string">
            <text:p text:style-name="P42">-<text:span text:style-name="T14">กฎพื้นฐานของอุณหพลศาสตร์ 1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61">16</text:p>
          </table:table-cell>
          <table:table-cell table:style-name="Table1.A2" office:value-type="string">
            <text:p text:style-name="P33">-<text:span text:style-name="T18">ก</text:span><text:span text:style-name="T21">ฎพื้นฐานของอุณหพลศาสตร์ 2</text:span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18" office:value-type="string">
            <text:p text:style-name="P61">17</text:p>
          </table:table-cell>
          <table:table-cell table:style-name="Table1.A18" office:value-type="string">
            <text:p text:style-name="P38">สอบปลายภาค <text:s text:c="11"/></text:p>
          </table:table-cell>
          <table:table-cell table:style-name="Table1.A18" office:value-type="string">
            <text:p text:style-name="P61"/>
          </table:table-cell>
          <table:table-cell table:style-name="Table1.D18" office:value-type="string">
            <text:p text:style-name="P28"/>
          </table:table-cell>
        </table:table-row>
      </table:table>
      <text:p text:style-name="P1"/>
      <text:p text:style-name="P6">ฟิสิกส์ <text:span text:style-name="T30">2</text:span></text:p>
      <text:p text:style-name="P66">(Physics <text:span text:style-name="T28">II</text:span>)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1">สัปดาห์ที่</text:p>
          </table:table-cell>
          <table:table-cell table:style-name="Table3.A1" office:value-type="string">
            <text:p text:style-name="P32">เนื้อหา</text:p>
          </table:table-cell>
          <table:table-cell table:style-name="Table3.A1" office:value-type="string">
            <text:p text:style-name="P31">จำนวนชั่วโมง</text:p>
          </table:table-cell>
          <table:table-cell table:style-name="Table3.D1" office:value-type="string">
            <text:p text:style-name="P49">กิจกรรมการเรียนการสอน</text:p>
          </table:table-cell>
        </table:table-row>
        <table:table-row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47">-<text:span text:style-name="T22">ประจุและสนามไฟฟ้า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35">-<text:span text:style-name="T15">ก</text:span><text:span text:style-name="T22">ฎของเกาส์</text:span></text:p>
            <text:p text:style-name="P46">-ศักย์ไฟฟ้า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47"><text:span text:style-name="T17">-</text:span><text:span text:style-name="T22">ความจุไฟฟ้า</text:span></text:p>
            <text:p text:style-name="P46">-ความต้านทานไฟฟ้า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4</text:p>
          </table:table-cell>
          <table:table-cell table:style-name="Table3.A2" office:value-type="string">
            <text:p text:style-name="P44">- <text:span text:style-name="T30">กระแสไฟฟ้าและแรงดันไฟฟ้า</text:span></text:p>
            <text:p text:style-name="P44">-<text:span text:style-name="T30">สนามแม่เหล็ก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5</text:p>
          </table:table-cell>
          <table:table-cell table:style-name="Table3.A2" office:value-type="string">
            <text:p text:style-name="P44">-<text:span text:style-name="T30">กฎของแอมแปร์ และ กฎการเหนี่ยวนำของฟาราเดย์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6</text:p>
          </table:table-cell>
          <table:table-cell table:style-name="Table3.A2" office:value-type="string">
            <text:p text:style-name="P47"><text:span text:style-name="T18">-</text:span><text:span text:style-name="T20">การ</text:span><text:span text:style-name="T22">เหนี่ยวนำไฟฟ้า และ การสั่นในวงจรไฟฟ้าแม่เหล็ก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44">-<text:span text:style-name="T30">สมการแมกซ์เวลล์ และคลื่นแม่เหล็กไฟฟ้า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9" office:value-type="string">
            <text:p text:style-name="P60">8</text:p>
          </table:table-cell>
          <table:table-cell table:style-name="Table3.A9" office:value-type="string">
            <text:p text:style-name="P40">สอบกลางภาค</text:p>
          </table:table-cell>
          <table:table-cell table:style-name="Table3.A9" office:value-type="string">
            <text:p text:style-name="P60"/>
          </table:table-cell>
          <table:table-cell table:style-name="Table3.D9" office:value-type="string">
            <text:p text:style-name="P29"/>
          </table:table-cell>
        </table:table-row>
        <text:soft-page-break/>
        <table:table-row>
          <table:table-cell table:style-name="Table3.A2" office:value-type="string">
            <text:p text:style-name="P60">9</text:p>
          </table:table-cell>
          <table:table-cell table:style-name="Table3.A2" office:value-type="string">
            <text:p text:style-name="P47">-<text:span text:style-name="T4">THE NATURE </text:span><text:span text:style-name="T5">and</text:span><text:span text:style-name="T4"> PROPAGATION OF LIGHT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53">- <text:span text:style-name="T20">INTERFERENCE </text:span><text:span text:style-name="T24">and DIFFRACTION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40">- <text:span text:style-name="T1">GRATINGS </text:span><text:span text:style-name="T6">and </text:span><text:span text:style-name="T1">SPECTRA</text:span></text:p>
            <text:p text:style-name="P56">- <text:s/>POLARIZATION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2</text:p>
          </table:table-cell>
          <table:table-cell table:style-name="Table3.A2" office:value-type="string">
            <text:p text:style-name="P40"><text:span text:style-name="T1">-</text:span> <text:span text:style-name="T1">LIGHT AND QUANTUM PHYSICS </text:span><text:span text:style-name="T7">(The Origin of Quantum Physics/Modern Physics)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3</text:p>
          </table:table-cell>
          <table:table-cell table:style-name="Table3.A2" office:value-type="string">
            <text:p text:style-name="P54">- WAVES AND PARTICLES <text:span text:style-name="T33">(An Introduction to Quantum Mechanics)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4</text:p>
          </table:table-cell>
          <table:table-cell table:style-name="Table3.A2" office:value-type="string">
            <text:p text:style-name="P57"><text:span text:style-name="T21">- </text:span><text:span text:style-name="T23">Nuclear and Particle Physics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5</text:p>
          </table:table-cell>
          <table:table-cell table:style-name="Table3.A2" office:value-type="string">
            <text:p text:style-name="P55">- <text:span text:style-name="T34">Introduction to General Relativity and Cosmology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60">16</text:p>
          </table:table-cell>
          <table:table-cell table:style-name="Table3.A2" office:value-type="string">
            <text:p text:style-name="P53"><text:span text:style-name="T23">-</text:span><text:span text:style-name="T25"> </text:span><text:span text:style-name="T26">Modern</text:span><text:span text:style-name="T25"> Topics in Physics</text:span></text:p>
          </table:table-cell>
          <table:table-cell table:style-name="Table3.A2" office:value-type="string">
            <text:p text:style-name="P60">3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18" office:value-type="string">
            <text:p text:style-name="P60">17</text:p>
          </table:table-cell>
          <table:table-cell table:style-name="Table3.A18" office:value-type="string">
            <text:p text:style-name="P40">สอบปลายภาค <text:s text:c="11"/></text:p>
          </table:table-cell>
          <table:table-cell table:style-name="Table3.A18" office:value-type="string">
            <text:p text:style-name="P60"/>
          </table:table-cell>
          <table:table-cell table:style-name="Table3.D18" office:value-type="string">
            <text:p text:style-name="P29"/>
          </table:table-cell>
        </table:table-row>
      </table:table>
      <text:p text:style-name="P8"/>
      <text:p text:style-name="P15"><text:span text:style-name="T37">Preliminary </text:span>Reference: Halliday and Resnick, Physics I, II. </text:p>
      <text:p text:style-name="P3"/>
      <text:p text:style-name="P3"/>
      <text:p text:style-name="P3"/>
      <text:p text:style-name="P67"><text:span text:style-name="T36">Pre-Model II: </text:span>Topics in Physics for Medicine</text:p>
      <text:p text:style-name="P24"/>
      <text:p text:style-name="P21">เนื้อหาเน้นเฉพาะหัวข้อทางฟิสิกส์ที่ม<text:span text:style-name="T42">ี</text:span>การประยุกต์ใช้ทางการแพทย์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  <text:p text:style-name="P20">PART I. PHYSICS OF THE BODY</text:p>
            <text:p text:style-name="P20"/>
          </table:table-cell>
          <table:table-cell table:style-name="Table4.B1" office:value-type="string">
            <text:p text:style-name="P52"/>
            <text:p text:style-name="P59">PART II. PHYSICS OF DIAGNOSTIC</text:p>
            <text:p text:style-name="P59">AND THERAPEUTIC SYSTEMS</text:p>
          </table:table-cell>
        </table:table-row>
        <table:table-row>
          <table:table-cell table:style-name="Table4.A2" office:value-type="string">
            <text:p text:style-name="P19">Chapter 1. MECHANICS OF THE BODY</text:p>
            <text:p text:style-name="P19"/>
            <text:p text:style-name="P18"><text:s/><text:span text:style-name="T35">1.1 Skeleton, forces, and body stability</text:span></text:p>
            <text:p text:style-name="P22"><text:s/><text:tab/>1.2 Muscles and the dynamics of body movement</text:p>
            <text:p text:style-name="P17"><text:span text:style-name="T35"><text:s/><text:tab/>1.3 Physics of body crashi</text:span>ng</text:p>
            <text:p text:style-name="P17"><text:s/><text:tab/> </text:p>
            <text:p text:style-name="P19">Chapter 2. ENERGY HOUSEHOLD OF THE BODY</text:p>
            <text:p text:style-name="P19"/>
            <text:p text:style-name="P17"><text:s/><text:tab/><text:span text:style-name="T35">2.1 Energy balance in the body</text:span></text:p>
            <text:p text:style-name="P22"><text:s/><text:tab/>2.2 Energy consumption of the body</text:p>
            <text:p text:style-name="P22"><text:s/><text:tab/>2.3 Heat losses of the body</text:p>
            <text:p text:style-name="P17"><text:s/><text:tab/> </text:p>
            <text:p text:style-name="P19">Chapter 3. PRESSURE SYSTEM OF THE BODY</text:p>
            <text:p text:style-name="P19"/>
            <text:p text:style-name="P17"><text:s/><text:tab/><text:span text:style-name="T35">3.1 Physics of breathing</text:span></text:p>
            <text:p text:style-name="P22"><text:s/><text:tab/>3.2 Physics of the cardiovascular system</text:p>
            <text:p text:style-name="P17"><text:s/><text:tab/> </text:p>
            <text:p text:style-name="P19">Chapter 4. ACOUSTICS OF THE BODY</text:p>
            <text:p text:style-name="P19"/>
            <text:p text:style-name="P17"><text:s/><text:tab/><text:span text:style-name="T35">4.1 Nature and characteristics of sound</text:span></text:p>
            <text:p text:style-name="P22"><text:soft-page-break/><text:s/><text:tab/>4.2 Production of speech</text:p>
            <text:p text:style-name="P22"><text:s/><text:tab/>4.3 Physics of the ear</text:p>
            <text:p text:style-name="P22"><text:tab/>4.4 Diagnostics with sound and ultrasound</text:p>
            <text:p text:style-name="P17"/>
            <text:p text:style-name="P19">Chapter 5. OPTICAL SYSTEM OF THE BODY</text:p>
            <text:p text:style-name="P19"/>
            <text:p text:style-name="P17"><text:tab/><text:span text:style-name="T35">5.1 Physics of the eye</text:span></text:p>
            <text:p text:style-name="P17"/>
            <text:p text:style-name="P19">Chapter 6. ELECTRICAL SYSTEM OF THE BODY</text:p>
            <text:p text:style-name="P19"/>
            <text:p text:style-name="P17"><text:s/><text:tab/><text:span text:style-name="T35">6.1 Physics of the nervous system</text:span></text:p>
            <text:p text:style-name="P22"><text:s/><text:tab/>6.2 Electrical signals and information transfer</text:p>
          </table:table-cell>
          <table:table-cell table:style-name="Table4.B2" office:value-type="string">
            <text:p text:style-name="P58">Chapter 7. RADIATION AND RADIATION PROTECTION</text:p>
            <text:p text:style-name="P58"/>
            <text:p text:style-name="P52"><text:s text:c="10"/><text:span text:style-name="T35"><text:s text:c="5"/>7.1 Radiation dosimetry</text:span></text:p>
            <text:p text:style-name="P62"><text:s/><text:tab/>7.2 Natural radioactivity</text:p>
            <text:p text:style-name="P62"><text:s/><text:tab/>7.3 Biological effects of radiation</text:p>
            <text:p text:style-name="P62"><text:s/><text:tab/>7.4 Radiation monitors</text:p>
            <text:p text:style-name="P62"/>
            <text:p text:style-name="P58">Chapter 8. DIAGNOSTIC RADIOLOGY</text:p>
            <text:p text:style-name="P52"/>
            <text:p text:style-name="P52"><text:s/><text:tab/><text:span text:style-name="T35">8.1 Production and characteristics of X-rays</text:span></text:p>
            <text:p text:style-name="P62"><text:s/><text:tab/>8.2 X-ray diagnostics and imaging</text:p>
            <text:p text:style-name="P62"><text:s/><text:tab/>8.3 Physics of nuclear magnetic resonance (NMR)</text:p>
            <text:p text:style-name="P62"><text:s/><text:tab/>8.4 NMR imaging – MRI</text:p>
            <text:p text:style-name="P62"/>
            <text:p text:style-name="P58">Chapter 9. DIAGNOSTIC NUCLEAR MEDICINE</text:p>
            <text:p text:style-name="P52"/>
            <text:p text:style-name="P52"><text:s/><text:tab/><text:span text:style-name="T35">9.1 Radiopharmaceuticals for radioisotope imaging</text:span></text:p>
            <text:p text:style-name="P62"><text:s/><text:tab/>9.2 Radioisotope imaging equipment</text:p>
            <text:p text:style-name="P62"><text:s/><text:tab/>9.3 Single photon and positron emission <text:soft-page-break/>tomography</text:p>
            <text:p text:style-name="P52"/>
            <text:p text:style-name="P58">Chapter 10. THERAPEUTIC NUCLEAR MEDICINE</text:p>
            <text:p text:style-name="P52"/>
            <text:p text:style-name="P52"><text:s/><text:tab/><text:span text:style-name="T35">10.1 Interaction between radiation and matter</text:span></text:p>
            <text:p text:style-name="P62"><text:s/><text:tab/>10.2 Dose and isodose in radiation treatment</text:p>
          </table:table-cell>
        </table:table-row>
      </table:table>
      <text:p text:style-name="P17"/>
      <text:p text:style-name="P205"><text:span text:style-name="T1">Preliminary Reference: -Physics for Medicine course at </text:span><text:span text:style-name="T8">the University of</text:span><text:span text:style-name="T1"> </text:span><text:span text:style-name="T8">Notre Damm</text:span><text:span text:style-name="T38"> <text:tab/><text:tab/><text:tab/><text:tab/><text:tab/> <text:s text:c="11"/></text:span><text:span text:style-name="T39">(https://www3.nd.edu/~nsl/Lectures/mphysics/) </text:span></text:p>
      <text:p text:style-name="P205"><text:span text:style-name="T40">Other References</text:span><text:span text:style-name="T39">: <text:s text:c="3"/></text:span><text:span text:style-name="T8"><text:s/>-Physics and radiobiology of nuc1ear medicine / Gopal B. Saha.-2nd ed.</text:span></text:p>
      <text:p text:style-name="P206"><text:span text:style-name="T38"><text:tab/><text:tab/> <text:s text:c="9"/>-Essentials of nuclear medicine physics and instrumentation / Rachel A. Powsner</text:span></text:p>
      <text:p text:style-name="P207"><text:span text:style-name="T13"><text:tab/> <text:tab/> <text:s text:c="10"/>-</text:span>Introduction to physics in modern medicine / Suzanne Amador Kane. -- 2<text:span text:style-name="T68">nd</text:span><text:span text:style-name="T13">ed.</text:span></text:p>
      <text:p text:style-name="P207"><text:span text:style-name="T13"><text:tab/><text:tab/> <text:s text:c="11"/>-Handbook of physics in medicine and biology / editor, Robert Splinter.</text:span><text:span text:style-name="T69">***</text:span></text:p>
      <text:p text:style-name="P25"/>
      <text:p text:style-name="P25"/>
      <text:p text:style-name="P25"/>
      <text:p text:style-name="P68"><text:span text:style-name="T38">M</text:span>odel III</text:p>
      <text:p text:style-name="P23"/>
      <text:p text:style-name="P26"/>
      <text:p text:style-name="P172">รูปแบบที่เป็นไปได้ที่สุดในขณะนี้คือ <text:span text:style-name="T41">Model III </text:span>ดังนั้นเราจะพยายามรวบเนื้อหาของ Pre-model I และ Pre-model II ให้เหลือวิชาละ 1 เทอม</text:p>
      <text:p text:style-name="P172"/>
      <text:p text:style-name="P183"><text:span text:style-name="T44">1.</text:span>ฟิสิกส์ทั่วไป</text:p>
      <text:p text:style-name="P183"/>
      <text:p text:style-name="P184">ในหลักสูตรที่เรียนฟิสิกส์ <text:span text:style-name="T43">2</text:span>ภาคการศึกษา ในเทอมแรก จะมีส่วนของ กลศาสตร์(7 สัปดาห์) <text:s/>คลื่น<text:span text:style-name="T43">(2 สัปดาห์) ของไหล(2 สัปดาห์)</text:span> และ ความร้อน<text:span text:style-name="T43">(4 สัปดาห์) เราจะบริหารจักการระยะเวลาในการเรียนการสอนดังนี้</text:span></text:p>
      <text:list xml:id="list1384969132" text:style-name="L7">
        <text:list-item>
          <text:p text:style-name="P185"><text:span text:style-name="T41">กลศาสตร์ </text:span>กลศาสตร์ถือว่าเป็นพื้นฐานที่สำคัญดังนั้นเราจะคงหัวข้อเดิมไว้ทั้งหมด แต่จะลดระยะเวลาการสอนลงครึ่งหนึ่ง เหลือ 4 สัปดาห์</text:p>
        </text:list-item>
        <text:list-item>
          <text:p text:style-name="P185"><text:span text:style-name="T41">คลื่น</text:span> เช่นกัน ลดลงเป็น 1 สัปดาห์</text:p>
        </text:list-item>
        <text:list-item>
          <text:p text:style-name="P185"><text:span text:style-name="T41">ของไหล</text:span> เช่นกัน ลดลงเป็น 1 สัปดาห์</text:p>
        </text:list-item>
        <text:list-item>
          <text:p text:style-name="P185"><text:span text:style-name="T41">ความร้อน </text:span>ใช้เวลา 2 สัปดาห์</text:p>
        </text:list-item>
      </text:list>
      <text:p text:style-name="P18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3">สัปดาห์ที่</text:p>
          </table:table-cell>
          <table:table-cell table:style-name="Table5.A1" office:value-type="string">
            <text:p text:style-name="P155">เนื้อหา</text:p>
          </table:table-cell>
          <table:table-cell table:style-name="Table5.A1" office:value-type="string">
            <text:p text:style-name="P153">จำนวนชั่วโมง</text:p>
          </table:table-cell>
          <table:table-cell table:style-name="Table5.D1" office:value-type="string">
            <text:p text:style-name="P157">กิจกรรมการเรียนการสอน</text:p>
          </table:table-cell>
        </table:table-row>
        <table:table-row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148">-<text:span text:style-name="T16">แนะนำรายวิชา</text:span></text:p>
            <text:p text:style-name="P130">-ความรู้พื้นฐานทางฟิสิกส์</text:p>
            <text:list xml:id="list174114965517376" text:continue-list="list656475021" text:style-name="L6">
              <text:list-item>
                <text:p text:style-name="P125"><text:span text:style-name="T16">ห</text:span><text:span text:style-name="T15">น่วยและปริมาณทางฟิสิกส์</text:span></text:p>
              </text:list-item>
              <text:list-item>
                <text:p text:style-name="P128">เวกเตอร์ </text:p>
              </text:list-item>
              <text:list-item>
                <text:p text:style-name="P128">คณิตศาสตร์พื้นฐานที่จำเป็น</text:p>
              </text:list-item>
            </text:list>
            <text:p text:style-name="P145">-<text:span text:style-name="T15">การเคลื่อนที่</text:span><text:span text:style-name="T19">ใน 1 มิติ </text:span><text:span text:style-name="T20">และ 2 มิติ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2</text:p>
          </table:table-cell>
          <table:table-cell table:style-name="Table5.A2" office:value-type="string">
            <text:p text:style-name="P151"><text:span text:style-name="T17">-</text:span><text:span text:style-name="T20">พลศาสตร์ ของอนุภาค</text:span></text:p>
            <text:p text:style-name="P132">- งาน และ กฎการอนุรักษ์พลังงาน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3</text:p>
          </table:table-cell>
          <table:table-cell table:style-name="Table5.A2" office:value-type="string">
            <text:p text:style-name="P132">-โมเมนตัม และการชน</text:p>
            <text:p text:style-name="P148"><text:soft-page-break/><text:span text:style-name="T18">-</text:span><text:span text:style-name="T20">การหมุนและโมเมนตัมเชิงมุม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4</text:p>
          </table:table-cell>
          <table:table-cell table:style-name="Table5.A2" office:value-type="string">
            <text:p text:style-name="P135">- ความโน้มถ่วง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5</text:p>
          </table:table-cell>
          <table:table-cell table:style-name="Table5.A2" office:value-type="string">
            <text:p text:style-name="P148">-<text:span text:style-name="T20">การสั่นสะเทือนแบบซิมเปิลฮาร์มอนิกส์</text:span></text:p>
            <text:p text:style-name="P148">-<text:span text:style-name="T20">คลื่นในตัวกลางที่ยืดหยุ่นได้ และ คลื่นเสียง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6</text:p>
          </table:table-cell>
          <table:table-cell table:style-name="Table5.A2" office:value-type="string">
            <text:p text:style-name="P137">-<text:span text:style-name="T29">กลศาสตร์ของไหล ภาค สถิตศาสตร์ (อุทกสถิตศาสตร์)</text:span></text:p>
            <text:p text:style-name="P137">-<text:span text:style-name="T29">กลศาสตร์ของไหล ภาค พลศาสตร์ (อุทกพลศาสตร์)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5">7</text:p>
          </table:table-cell>
          <table:table-cell table:style-name="Table5.A2" office:value-type="string">
            <text:p text:style-name="P141">-อุณหภูมิ และ ความร้อน</text:p>
            <text:p text:style-name="P148"><text:span text:style-name="T18">-</text:span><text:span text:style-name="T21">ทฤษฎีจลน์ของก๊าซ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 table:style-name="Table5.9">
          <table:table-cell table:style-name="Table5.A2" office:value-type="string">
            <text:p text:style-name="P85">8</text:p>
          </table:table-cell>
          <table:table-cell table:style-name="Table5.A2" office:value-type="string">
            <text:p text:style-name="P148"><text:span text:style-name="T16">-</text:span><text:span text:style-name="T18">กฎพื้นฐานของอุณหพลศาสตร์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59"/>
          </table:table-cell>
        </table:table-row>
        <table:table-row>
          <table:table-cell table:style-name="Table5.A10" office:value-type="string">
            <text:p text:style-name="P87">9</text:p>
          </table:table-cell>
          <table:table-cell table:style-name="Table5.A10" office:value-type="string">
            <text:p text:style-name="P137">สอบ<text:span text:style-name="T43">กลางภาค</text:span> <text:s text:c="7"/></text:p>
          </table:table-cell>
          <table:table-cell table:style-name="Table5.A10" office:value-type="string">
            <text:p text:style-name="P93"/>
          </table:table-cell>
          <table:table-cell table:style-name="Table5.D10" office:value-type="string">
            <text:p text:style-name="P159"/>
          </table:table-cell>
        </table:table-row>
        <table:table-row>
          <table:table-cell table:style-name="Table5.A2" office:value-type="string">
            <text:p text:style-name="P89">10</text:p>
          </table:table-cell>
          <table:table-cell table:style-name="Table5.A2" office:value-type="string">
            <text:p text:style-name="P149">-<text:span text:style-name="T22">ประจุและสนามไฟฟ้า</text:span></text:p>
            <text:p text:style-name="P146">-<text:span text:style-name="T15">ก</text:span><text:span text:style-name="T22">ฎของเกาส์</text:span></text:p>
            <text:p text:style-name="P143">-ศักย์ไฟฟ้า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89">11</text:p>
          </table:table-cell>
          <table:table-cell table:style-name="Table5.A2" office:value-type="string">
            <text:p text:style-name="P149"><text:span text:style-name="T17">-</text:span><text:span text:style-name="T22">ความจุไฟฟ้า</text:span></text:p>
            <text:p text:style-name="P143">-ความต้านทานไฟฟ้า</text:p>
            <text:p text:style-name="P133">- <text:span text:style-name="T30">กระแสไฟฟ้าและแรงดันไฟฟ้า</text:span></text:p>
            <text:p text:style-name="P133">-<text:span text:style-name="T30">สนามแม่เหล็ก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89">12</text:p>
          </table:table-cell>
          <table:table-cell table:style-name="Table5.A2" office:value-type="string">
            <text:p text:style-name="P133">-<text:span text:style-name="T30">กฎของแอมแปร์ และ กฎการเหนี่ยวนำของฟาราเดย์</text:span></text:p>
            <text:p text:style-name="P133">-<text:span text:style-name="T30">สมการแมกซ์เวลล์ และคลื่นแม่เหล็กไฟฟ้า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89">13</text:p>
          </table:table-cell>
          <table:table-cell table:style-name="Table5.A2" office:value-type="string">
            <text:p text:style-name="P133">-<text:span text:style-name="T1">THE NATURE </text:span><text:span text:style-name="T6">and</text:span><text:span text:style-name="T1"> PROPAGATION OF LIGHT</text:span></text:p>
            <text:p text:style-name="P74">- INTERFERENCE <text:span text:style-name="T45">and DIFFRACTION</text:span></text:p>
            <text:p text:style-name="P138">- <text:span text:style-name="T1">GRATINGS </text:span><text:span text:style-name="T6">and </text:span><text:span text:style-name="T1">SPECTRA</text:span></text:p>
            <text:p text:style-name="P70">- <text:s/>POLARIZATION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89">14</text:p>
          </table:table-cell>
          <table:table-cell table:style-name="Table5.A2" office:value-type="string">
            <text:p text:style-name="P138"><text:span text:style-name="T1">-</text:span> <text:span text:style-name="T1">LIGHT AND QUANTUM PHYSICS </text:span><text:span text:style-name="T7">(The Origin of Quantum Physics/Modern Physics)</text:span></text:p>
            <text:p text:style-name="P72"><text:span text:style-name="T33">- WAVES AND PARTICLES (An Introduction to Quantum Mechanics)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76"><text:span text:style-name="T21">- </text:span><text:span text:style-name="T23">Nuclear and Particle Physics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2" office:value-type="string">
            <text:p text:style-name="P91">16</text:p>
          </table:table-cell>
          <table:table-cell table:style-name="Table5.A2" office:value-type="string">
            <text:p text:style-name="P77"><text:span text:style-name="T21">- </text:span><text:span text:style-name="T23">Nuclear and Particle Physics </text:span><text:span text:style-name="T27">(cont.)</text:span></text:p>
          </table:table-cell>
          <table:table-cell table:style-name="Table5.A2" office:value-type="string">
            <text:p text:style-name="P93">2</text:p>
          </table:table-cell>
          <table:table-cell table:style-name="Table5.D2" office:value-type="string">
            <text:p text:style-name="P160"/>
          </table:table-cell>
        </table:table-row>
        <table:table-row>
          <table:table-cell table:style-name="Table5.A18" office:value-type="string">
            <text:p text:style-name="P91">1<text:span text:style-name="T46">7</text:span></text:p>
          </table:table-cell>
          <table:table-cell table:style-name="Table5.A18" office:value-type="string">
            <text:p text:style-name="P138">สอบปลายภาค <text:s text:c="11"/></text:p>
          </table:table-cell>
          <table:table-cell table:style-name="Table5.A18" office:value-type="string">
            <text:p text:style-name="P83"/>
          </table:table-cell>
          <table:table-cell table:style-name="Table5.D18" office:value-type="string">
            <text:p text:style-name="P160"/>
          </table:table-cell>
        </table:table-row>
      </table:table>
      <text:p text:style-name="P175"/>
      <text:p text:style-name="P175">สำหรับฟิสิกส์ทั่วไปที่สอน นิสิต คณะแพทยศาสตร์นั้น จะต้องได้เรียนฟิสิกส์สำหรับการแพทย์อีกตัวอยู่แล้ว เราจะเน้นความเป็น general ไปเลย สำหรับคอร์สนี้ แต่จะชี้ให้เห็นถึงความเชื่อมโยงถึงการประยุกต์ใช้ทางการแพทย์ ให้กับนิสิตได้รับทราบ </text:p>
      <text:p text:style-name="P174"/>
      <text:p text:style-name="P174"/>
      <text:p text:style-name="P174"/>
      <text:p text:style-name="P182"><text:span text:style-name="T56">Physics Lab</text:span></text:p>
      <text:p text:style-name="P178">Reference: <text:span text:style-name="T65">ปฏิบัติการฟิสิกส์การแพทย์ ภาควิชาฟิสิกส์ คณะวิทยาศาสตร์ จุฬา</text:span><text:span text:style-name="T66">ฯ</text:span></text:p>
      <text:p text:style-name="P178"><text:span text:style-name="T65">(http://www.physicslab.sc.chula.ac.th/ทวิภาค/ทวิภาค%20ต้น_61/ประมวลรายวิชา2304189_61.pdf)</text:span></text:p>
      <text:p text:style-name="P181"><text:soft-page-break/>HS191 ฟิสิกส์ (สำหรับสอนทันตแพทย์)</text:p>
      <text:p text:style-name="P181"/>
      <text:p text:style-name="P191">……………………………………………………………………………………………………………………………………………………………………………</text:p>
      <text:p text:style-name="P189">คำอธิบายรายวิชา (ต้นฉบับ)</text:p>
      <text:p text:style-name="P189"><text:span text:style-name="T10"><text:tab/></text:span><text:span text:style-name="T52">หลักการทางกลศาสตร์ สมดุลของแรง กำลังบิด ความยืดหยุ่นของสาร การหมุน ความเฉื่อยต้านการหมุน โมเมนตัมเชิงมุม กลศาสตร์ของไหล </text:span><text:span text:style-name="T53">ก</text:span><text:span text:style-name="T52">ารลอยตัว ความหนืด </text:span><text:span text:style-name="T54">การไหลวนของกระแสเลือด</text:span><text:span text:style-name="T52"> ความตึงผิว แคพิลารี </text:span><text:span text:style-name="T54">ออสโมซิส การขยายตัวของปอด</text:span><text:span text:style-name="T52"> </text:span><text:span text:style-name="T54">เสียงและการตอบสนอง</text:span><text:span text:style-name="T52"> รังสีเอกซ์ กัมมันตภาพรังสี อุณหพลศาสตร์ คลื่นแม่เหล็กไฟฟ้า ทัศนศาสตร์ ฟิสิกส์แผนใหม่ </text:span><text:span text:style-name="T54">การประยุกต์ด้านวิทยาศาสตร์สุขภาพและการแพทย์</text:span></text:p>
      <text:p text:style-name="P187"><text:span text:style-name="T54">………………………………………………………………………………………………………………………………………………………………………….</text:span></text:p>
      <text:p text:style-name="P187"><text:span text:style-name="T54"/></text:p>
      <text:p text:style-name="P208"><text:span text:style-name="T55"><text:s text:c="3"/></text:span><text:span text:style-name="T49">เนื่องจากทันตแพทย์จะได้เรียน ฟิสิกส์ </text:span><text:span text:style-name="T51">เพียง 1รายวิชา</text:span><text:span text:style-name="T49"> ดังนั้นเราจะแทรกส่วนที่เป็นฟิสิกส์สำหรับการแพทย์ลงไปด้วย </text:span><text:span text:style-name="T50">ซึ่งทางต้นฉบับเขาก็ได้แทรกลงไปส่วนหนึ่ง</text:span></text:p>
      <text:p text:style-name="P177"><text:span text:style-name="T49"/></text:p>
      <text:p text:style-name="P177"><text:span text:style-name="T49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54">สัปดาห์ที่</text:p>
          </table:table-cell>
          <table:table-cell table:style-name="Table6.A1" office:value-type="string">
            <text:p text:style-name="P156">เนื้อหา</text:p>
          </table:table-cell>
          <table:table-cell table:style-name="Table6.A1" office:value-type="string">
            <text:p text:style-name="P154">จำนวนชั่วโมง</text:p>
          </table:table-cell>
          <table:table-cell table:style-name="Table6.D1" office:value-type="string">
            <text:p text:style-name="P158">เนื้อหาทางการแพทย์<text:span text:style-name="T63">ที่เกี่ยวข้อง</text:span>*</text:p>
          </table:table-cell>
        </table:table-row>
        <table:table-row>
          <table:table-cell table:style-name="Table6.A2" office:value-type="string">
            <text:p text:style-name="P86">1</text:p>
          </table:table-cell>
          <table:table-cell table:style-name="Table6.A2" office:value-type="string">
            <text:p text:style-name="P150">-<text:span text:style-name="T16">แนะนำรายวิชา</text:span></text:p>
            <text:p text:style-name="P131">-ความรู้พื้นฐานทางฟิสิกส์</text:p>
            <text:list xml:id="list174113101806093" text:continue-numbering="true" text:style-name="L6">
              <text:list-item>
                <text:p text:style-name="P126"><text:span text:style-name="T16">ห</text:span><text:span text:style-name="T15">น่วยและปริมาณทางฟิสิกส์</text:span></text:p>
              </text:list-item>
              <text:list-item>
                <text:p text:style-name="P129">เวกเตอร์ </text:p>
              </text:list-item>
              <text:list-item>
                <text:p text:style-name="P129">คณิตศาสตร์พื้นฐานที่จำเป็น</text:p>
              </text:list-item>
            </text:list>
            <text:p text:style-name="P147">-<text:span text:style-name="T15">การเคลื่อนที่</text:span><text:span text:style-name="T19">ใน 1 มิติ </text:span><text:span text:style-name="T20">และ 2 มิติ</text:span></text:p>
          </table:table-cell>
          <table:table-cell table:style-name="Table6.A2" office:value-type="string">
            <text:p text:style-name="P88">3</text:p>
          </table:table-cell>
          <table:table-cell table:style-name="Table6.D2" table:number-rows-spanned="3" office:value-type="string">
            <text:p text:style-name="P162">ในส่วนของกลศาสตร์ จะแทรกตัวอย่างเกี่ยวกับการเคลื่อนไหวของร่างกายมนุษย์</text:p>
            <text:p text:style-name="P203"><text:span text:style-name="T56">Chapter 1. MECHANICS OF THE BODY</text:span></text:p>
          </table:table-cell>
        </table:table-row>
        <table:table-row>
          <table:table-cell table:style-name="Table6.A2" office:value-type="string">
            <text:p text:style-name="P86">2</text:p>
          </table:table-cell>
          <table:table-cell table:style-name="Table6.A2" office:value-type="string">
            <text:p text:style-name="P152"><text:span text:style-name="T17">-</text:span><text:span text:style-name="T20">พลศาสตร์ของอนุภาค ความโน้มถ่วง</text:span></text:p>
            <text:p text:style-name="P134">- งาน และ กฎการอนุรักษ์พลังงาน</text:p>
          </table:table-cell>
          <table:table-cell table:style-name="Table6.A2" office:value-type="string">
            <text:p text:style-name="P88">3</text:p>
          </table:table-cell>
          <table:covered-table-cell/>
        </table:table-row>
        <table:table-row>
          <table:table-cell table:style-name="Table6.A2" office:value-type="string">
            <text:p text:style-name="P86">3</text:p>
          </table:table-cell>
          <table:table-cell table:style-name="Table6.A2" office:value-type="string">
            <text:p text:style-name="P136">-โมเมนตัม และการชน</text:p>
            <text:p text:style-name="P136"><text:span text:style-name="T14">-</text:span><text:span text:style-name="T20">การหมุนและโมเมนตัมเชิงมุม</text:span></text:p>
          </table:table-cell>
          <table:table-cell table:style-name="Table6.A2" office:value-type="string">
            <text:p text:style-name="P88">3</text:p>
          </table:table-cell>
          <table:covered-table-cell/>
        </table:table-row>
        <table:table-row>
          <table:table-cell table:style-name="Table6.A2" office:value-type="string">
            <text:p text:style-name="P86">4</text:p>
          </table:table-cell>
          <table:table-cell table:style-name="Table6.A2" office:value-type="string">
            <text:p text:style-name="P134">-<text:span text:style-name="T57">เสียงและการตอบสนอง</text:span></text:p>
          </table:table-cell>
          <table:table-cell table:style-name="Table6.A2" office:value-type="string">
            <text:p text:style-name="P88">3</text:p>
          </table:table-cell>
          <table:table-cell table:style-name="Table6.D2" office:value-type="string">
            <text:p text:style-name="P198">4.3 Physics of the ear</text:p>
            <text:p text:style-name="P198">4.4 Diagnostics with sound and ultrasound</text:p>
          </table:table-cell>
        </table:table-row>
        <table:table-row>
          <table:table-cell table:style-name="Table6.A2" office:value-type="string">
            <text:p text:style-name="P86">5</text:p>
          </table:table-cell>
          <table:table-cell table:style-name="Table6.A2" office:value-type="string">
            <text:p text:style-name="P140">-<text:span text:style-name="T29">กลศาสตร์ของไหล </text:span></text:p>
          </table:table-cell>
          <table:table-cell table:style-name="Table6.A2" office:value-type="string">
            <text:p text:style-name="P88">3</text:p>
          </table:table-cell>
          <table:table-cell table:style-name="Table6.D2" office:value-type="string">
            <text:p text:style-name="P161"/>
          </table:table-cell>
        </table:table-row>
        <table:table-row>
          <table:table-cell table:style-name="Table6.A2" office:value-type="string">
            <text:p text:style-name="P86">6</text:p>
          </table:table-cell>
          <table:table-cell table:style-name="Table6.A2" office:value-type="string">
            <text:p text:style-name="P139">-<text:span text:style-name="T62">การไหลเวียนของกระแสเลือด</text:span></text:p>
          </table:table-cell>
          <table:table-cell table:style-name="Table6.A2" office:value-type="string">
            <text:p text:style-name="P88">3</text:p>
          </table:table-cell>
          <table:table-cell table:style-name="Table6.D2" office:value-type="string">
            <text:p text:style-name="P198">3.2 Physics of the cardiovascular system</text:p>
          </table:table-cell>
        </table:table-row>
        <table:table-row>
          <table:table-cell table:style-name="Table6.A2" office:value-type="string">
            <text:p text:style-name="P86">7</text:p>
          </table:table-cell>
          <table:table-cell table:style-name="Table6.A2" office:value-type="string">
            <text:p text:style-name="P142">-อุณหภูมิ และ ความร้อน</text:p>
            <text:p text:style-name="P150"><text:span text:style-name="T18">-</text:span><text:span text:style-name="T21">ทฤษฎีจลน์ของก๊าซ</text:span></text:p>
          </table:table-cell>
          <table:table-cell table:style-name="Table6.A2" office:value-type="string">
            <text:p text:style-name="P88">3</text:p>
          </table:table-cell>
          <table:table-cell table:style-name="Table6.D2" office:value-type="string">
            <text:p text:style-name="P171">การขยายตัวของปอด/</text:p>
            <text:p text:style-name="P170"><text:span text:style-name="T35">3.1 Physics of breathing</text:span></text:p>
          </table:table-cell>
        </table:table-row>
        <table:table-row table:style-name="Table6.9">
          <table:table-cell table:style-name="Table6.A2" office:value-type="string">
            <text:p text:style-name="P86">8</text:p>
          </table:table-cell>
          <table:table-cell table:style-name="Table6.A2" office:value-type="string">
            <text:p text:style-name="P150"><text:span text:style-name="T16">-</text:span><text:span text:style-name="T18">กฎพื้นฐานของอุณหพลศาสตร์</text:span></text:p>
          </table:table-cell>
          <table:table-cell table:style-name="Table6.A2" office:value-type="string">
            <text:p text:style-name="P88">3</text:p>
          </table:table-cell>
          <table:table-cell table:style-name="Table6.D2" office:value-type="string">
            <text:p text:style-name="P203"><text:span text:style-name="T56">Chapter 2. ENERGY HOUSEHOLD OF THE BODY</text:span></text:p>
          </table:table-cell>
        </table:table-row>
        <table:table-row>
          <table:table-cell table:style-name="Table6.A10" office:value-type="string">
            <text:p text:style-name="P88">9</text:p>
          </table:table-cell>
          <table:table-cell table:style-name="Table6.A10" office:value-type="string">
            <text:p text:style-name="P139">สอบ<text:span text:style-name="T43">กลางภาค</text:span> <text:s text:c="7"/></text:p>
          </table:table-cell>
          <table:table-cell table:style-name="Table6.A10" office:value-type="string">
            <text:p text:style-name="P88">3</text:p>
          </table:table-cell>
          <table:table-cell table:style-name="Table6.D10" office:value-type="string">
            <text:p text:style-name="P161"/>
          </table:table-cell>
        </table:table-row>
        <table:table-row>
          <table:table-cell table:style-name="Table6.A2" office:value-type="string">
            <text:p text:style-name="P90">10</text:p>
          </table:table-cell>
          <table:table-cell table:style-name="Table6.A2" office:value-type="string">
            <text:p text:style-name="P150">-<text:span text:style-name="T22">ประจุและสนามไฟฟ้า</text:span></text:p>
            <text:p text:style-name="P147">-<text:span text:style-name="T15">ก</text:span><text:span text:style-name="T22">ฎของเกาส์</text:span></text:p>
            <text:p text:style-name="P144">-ศักย์ไฟฟ้า</text:p>
          </table:table-cell>
          <table:table-cell table:style-name="Table6.A2" office:value-type="string">
            <text:p text:style-name="P84">3</text:p>
          </table:table-cell>
          <table:table-cell table:style-name="Table6.D2" office:value-type="string">
            <text:p text:style-name="P161"/>
          </table:table-cell>
        </table:table-row>
        <table:table-row>
          <table:table-cell table:style-name="Table6.A2" office:value-type="string">
            <text:p text:style-name="P90">11</text:p>
          </table:table-cell>
          <table:table-cell table:style-name="Table6.A2" office:value-type="string">
            <text:p text:style-name="P150"><text:span text:style-name="T17">-</text:span><text:span text:style-name="T22">ความจุไฟฟ้า</text:span></text:p>
            <text:p text:style-name="P144">-ความต้านทานไฟฟ้า</text:p>
            <text:p text:style-name="P134">- <text:span text:style-name="T30">กระแสไฟฟ้าและแรงดันไฟฟ้า</text:span></text:p>
            <text:p text:style-name="P134">-<text:span text:style-name="T30">สนามแม่เหล็ก</text:span></text:p>
          </table:table-cell>
          <table:table-cell table:style-name="Table6.A2" office:value-type="string">
            <text:p text:style-name="P84">3</text:p>
          </table:table-cell>
          <table:table-cell table:style-name="Table6.D2" office:value-type="string">
            <text:p text:style-name="P204"><text:span text:style-name="T35">6.1 Physics of the nervous system</text:span></text:p>
          </table:table-cell>
        </table:table-row>
        <table:table-row>
          <table:table-cell table:style-name="Table6.A2" office:value-type="string">
            <text:p text:style-name="P90">12</text:p>
          </table:table-cell>
          <table:table-cell table:style-name="Table6.A2" office:value-type="string">
            <text:p text:style-name="P134">-<text:span text:style-name="T30">กฎของแอมแปร์ และ กฎการเหนี่ยวนำของ</text:span><text:soft-page-break/><text:span text:style-name="T30">ฟาราเดย์</text:span></text:p>
            <text:p text:style-name="P134">-<text:span text:style-name="T30">สมการแมกซ์เวลล์ และคลื่นแม่เหล็กไฟฟ้า</text:span></text:p>
          </table:table-cell>
          <table:table-cell table:style-name="Table6.A2" office:value-type="string">
            <text:p text:style-name="P84">3</text:p>
          </table:table-cell>
          <table:table-cell table:style-name="Table6.D2" office:value-type="string">
            <text:p text:style-name="P194">6.2 Electrical signals and information transfer</text:p>
          </table:table-cell>
        </table:table-row>
        <table:table-row>
          <table:table-cell table:style-name="Table6.A2" office:value-type="string">
            <text:p text:style-name="P90">13</text:p>
          </table:table-cell>
          <table:table-cell table:style-name="Table6.A2" office:value-type="string">
            <text:p text:style-name="P134">-<text:span text:style-name="T1">THE NATURE </text:span><text:span text:style-name="T6">and</text:span><text:span text:style-name="T1"> PROPAGATION OF LIGHT</text:span></text:p>
            <text:p text:style-name="P75">- INTERFERENCE <text:span text:style-name="T45">and DIFFRACTION</text:span></text:p>
            <text:p text:style-name="P139">- <text:span text:style-name="T1">GRATINGS </text:span><text:span text:style-name="T6">and </text:span><text:span text:style-name="T1">SPECTRA</text:span></text:p>
            <text:p text:style-name="P71">- <text:s/>POLARIZATION</text:p>
          </table:table-cell>
          <table:table-cell table:style-name="Table6.A2" office:value-type="string">
            <text:p text:style-name="P84">3</text:p>
          </table:table-cell>
          <table:table-cell table:style-name="Table6.D2" office:value-type="string">
            <text:p text:style-name="P204"><text:span text:style-name="T35">5.1 Physics of the eye</text:span></text:p>
          </table:table-cell>
        </table:table-row>
        <table:table-row>
          <table:table-cell table:style-name="Table6.A2" office:value-type="string">
            <text:p text:style-name="P90">14</text:p>
          </table:table-cell>
          <table:table-cell table:style-name="Table6.A2" office:value-type="string">
            <text:p text:style-name="P139"><text:span text:style-name="T1">-</text:span> <text:span text:style-name="T1">LIGHT AND QUANTUM PHYSICS </text:span><text:span text:style-name="T7">(The Origin of Quantum Physics/Modern Physics)</text:span></text:p>
            <text:p text:style-name="P73"><text:span text:style-name="T33">- WAVES AND PARTICLES (An Introduction to Quantum Mechanics)</text:span></text:p>
          </table:table-cell>
          <table:table-cell table:style-name="Table6.A2" office:value-type="string">
            <text:p text:style-name="P84">3</text:p>
          </table:table-cell>
          <table:table-cell table:style-name="Table6.D2" table:number-rows-spanned="3" office:value-type="string">
            <text:p text:style-name="P82">Selected topics from:</text:p>
            <text:p text:style-name="P82"/>
            <text:p text:style-name="P81">Chapter 7. RADIATION AND RADIATION PROTECTION</text:p>
            <text:p text:style-name="P81"/>
            <text:p text:style-name="P81">Chapter 8. DIAGNOSTIC RADIOLOGY</text:p>
            <text:p text:style-name="P81"/>
            <text:p text:style-name="P123"><text:span text:style-name="T47">Chapter 9. DIAGNOSTIC NUCLEAR MEDICINE</text:span></text:p>
            <text:p text:style-name="P81"/>
            <text:p text:style-name="P81">Chapter 10. THERAPEUTIC NUCLEAR MEDICINE</text:p>
          </table:table-cell>
        </table:table-row>
        <table:table-row>
          <table:table-cell table:style-name="Table6.A2" office:value-type="string">
            <text:p text:style-name="P92">15</text:p>
          </table:table-cell>
          <table:table-cell table:style-name="Table6.A2" office:value-type="string">
            <text:p text:style-name="P78"><text:span text:style-name="T21">- </text:span><text:span text:style-name="T23">Nuclear and Particle Physics</text:span></text:p>
          </table:table-cell>
          <table:table-cell table:style-name="Table6.A2" office:value-type="string">
            <text:p text:style-name="P84">3</text:p>
          </table:table-cell>
          <table:covered-table-cell/>
        </table:table-row>
        <table:table-row>
          <table:table-cell table:style-name="Table6.A2" office:value-type="string">
            <text:p text:style-name="P92">16</text:p>
          </table:table-cell>
          <table:table-cell table:style-name="Table6.A2" office:value-type="string">
            <text:p text:style-name="P78"><text:span text:style-name="T21">- </text:span><text:span text:style-name="T23">Nuclear and Particle Physics </text:span><text:span text:style-name="T27">(cont.)</text:span></text:p>
          </table:table-cell>
          <table:table-cell table:style-name="Table6.A2" office:value-type="string">
            <text:p text:style-name="P94">3</text:p>
          </table:table-cell>
          <table:covered-table-cell/>
        </table:table-row>
        <table:table-row>
          <table:table-cell table:style-name="Table6.A18" office:value-type="string">
            <text:p text:style-name="P92">1<text:span text:style-name="T46">7</text:span></text:p>
          </table:table-cell>
          <table:table-cell table:style-name="Table6.A18" office:value-type="string">
            <text:p text:style-name="P139">สอบปลายภาค <text:s text:c="11"/></text:p>
          </table:table-cell>
          <table:table-cell table:style-name="Table6.A18" office:value-type="string">
            <text:p text:style-name="P84"/>
          </table:table-cell>
          <table:table-cell table:style-name="Table6.D18" office:value-type="string">
            <text:p text:style-name="P161"/>
          </table:table-cell>
        </table:table-row>
      </table:table>
      <text:p text:style-name="P181"/>
      <text:p text:style-name="P188">*<text:span text:style-name="T62">ดูภาคผนวก</text:span></text:p>
      <text:p text:style-name="P173"/>
      <text:p text:style-name="P173"/>
      <text:p text:style-name="P173"/>
      <text:p text:style-name="P173"/>
      <text:p text:style-name="P173"/>
      <text:p text:style-name="P179"><text:span text:style-name="T64"/></text:p>
      <text:p text:style-name="P27"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0"/>
      <text:p text:style-name="P190"/>
      <text:p text:style-name="P209">ภาคผนวก</text:p>
      <text:p text:style-name="P180">ความรู้พื้นฐานทางฟิสิกส์ที่จำเป็นในบทต่างๆของฟิสิกส์สำหรับการแพทย์</text:p>
      <text:p text:style-name="P180"/>
      <text:p text:style-name="P200"><text:span text:style-name="T56">Chapter 1. MECHANICS OF THE BODY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00"><text:span text:style-name="T35">1.1 Skeleton, forces, and body stability</text:span></text:p>
          </table:table-cell>
          <table:table-cell table:style-name="Table7.B1" office:value-type="string">
            <text:list xml:id="list3626117305" text:style-name="L8">
              <text:list-item>
                <text:p text:style-name="P164"><text:span text:style-name="T9">สมดุลของแรง, สมดุลของการหมุน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195">1.2 Muscles and the dynamics of body movement</text:p>
          </table:table-cell>
          <table:table-cell table:style-name="Table7.B2" office:value-type="string">
            <text:list xml:id="list3602144966" text:style-name="L9">
              <text:list-item>
                <text:p text:style-name="P163"><text:span text:style-name="T9">สมดุลของแรง, สมดุลของการหมุน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200"><text:span text:style-name="T35">1.3 Physics of body crashi</text:span>ng</text:p>
          </table:table-cell>
          <table:table-cell table:style-name="Table7.B2" office:value-type="string">
            <text:list xml:id="list2336965997" text:style-name="L10">
              <text:list-item>
                <text:p text:style-name="P97">แรงเสียดทาน, โมเมนตัมและการชน, <text:span text:style-name="T58">ความโน้มถ่วง</text:span></text:p>
              </text:list-item>
            </text:list>
          </table:table-cell>
        </table:table-row>
      </table:table>
      <text:p text:style-name="P200"/>
      <text:p text:style-name="P200"><text:s/><text:tab/> </text:p>
      <text:p text:style-name="P200"><text:span text:style-name="T56">Chapter 2. ENERGY HOUSEHOLD OF THE BODY</text:span><text:tab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01"><text:span text:style-name="T35">2.1 Energy balance in the body</text:span></text:p>
          </table:table-cell>
          <table:table-cell table:style-name="Table8.B1" office:value-type="string">
            <text:list xml:id="list4234776677" text:style-name="L12">
              <text:list-item>
                <text:p text:style-name="P98">ความร้อน, ความจุความร้อน, การถ่ายเทความร้อน </text:p>
              </text:list-item>
            </text:list>
          </table:table-cell>
        </table:table-row>
        <table:table-row>
          <table:table-cell table:style-name="Table8.A2" office:value-type="string">
            <text:p text:style-name="P196">2.2 Energy consumption of the body</text:p>
          </table:table-cell>
          <table:table-cell table:style-name="Table8.B2" office:value-type="string">
            <text:list xml:id="list153645892" text:style-name="L13">
              <text:list-item>
                <text:p text:style-name="P99">ความร้อน, ความจุความร้อน, การถ่ายเทความร้อน, งานและพลังงาน</text:p>
              </text:list-item>
            </text:list>
          </table:table-cell>
        </table:table-row>
        <table:table-row>
          <table:table-cell table:style-name="Table8.A2" office:value-type="string">
            <text:p text:style-name="P196">2.3 Heat losses of the body</text:p>
          </table:table-cell>
          <table:table-cell table:style-name="Table8.B2" office:value-type="string">
            <text:list xml:id="list3060938319" text:style-name="L14">
              <text:list-item>
                <text:p text:style-name="P100">ความร้อน, ความจุความร้อน, การถ่ายเทความร้อน </text:p>
              </text:list-item>
            </text:list>
          </table:table-cell>
        </table:table-row>
      </table:table>
      <text:p text:style-name="P201"><text:span text:style-name="T35"/></text:p>
      <text:p text:style-name="P201"><text:span text:style-name="T35"/></text:p>
      <text:p text:style-name="P195"><text:span text:style-name="T48">Chapter 3. PRESSURE SYSTEM OF THE BODY</text:span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01"><text:span text:style-name="T35">3.1 Physics of breathing</text:span></text:p>
          </table:table-cell>
          <table:table-cell table:style-name="Table9.B1" office:value-type="string">
            <text:list xml:id="list4029837569" text:style-name="L15">
              <text:list-item>
                <text:p text:style-name="P101">กฎของก๊าซ, ของไหล(สถิตศาสตร์)</text:p>
              </text:list-item>
            </text:list>
          </table:table-cell>
        </table:table-row>
        <table:table-row>
          <table:table-cell table:style-name="Table9.A2" office:value-type="string">
            <text:p text:style-name="P196">3.2 Physics of the cardiovascular system</text:p>
          </table:table-cell>
          <table:table-cell table:style-name="Table9.B2" office:value-type="string">
            <text:list xml:id="list1457346224" text:style-name="L16">
              <text:list-item>
                <text:p text:style-name="P102">ของไหล(พลศาสตร์), อุณ<text:span text:style-name="T59">ห</text:span>พลศาสตร์</text:p>
              </text:list-item>
            </text:list>
          </table:table-cell>
        </table:table-row>
      </table:table>
      <text:p text:style-name="P200"/>
      <text:p text:style-name="P200"><text:s/><text:tab/> </text:p>
      <text:p text:style-name="P199">Chapter 4. ACOUSTICS OF THE BODY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02"><text:span text:style-name="T35">4.1 Nature and characteristics of sound</text:span></text:p>
          </table:table-cell>
          <table:table-cell table:style-name="Table10.B1" office:value-type="string">
            <text:list xml:id="list1115000884" text:style-name="L17">
              <text:list-item>
                <text:p text:style-name="P106">คลื่น, เสียง</text:p>
              </text:list-item>
            </text:list>
          </table:table-cell>
        </table:table-row>
        <table:table-row>
          <table:table-cell table:style-name="Table10.A2" office:value-type="string">
            <text:p text:style-name="P197">4.2 Production of speech</text:p>
          </table:table-cell>
          <table:table-cell table:style-name="Table10.B2" office:value-type="string">
            <text:list xml:id="list2590074226" text:style-name="L18">
              <text:list-item>
                <text:p text:style-name="P105">คลื่น, ของไหล</text:p>
              </text:list-item>
            </text:list>
          </table:table-cell>
        </table:table-row>
        <table:table-row>
          <table:table-cell table:style-name="Table10.A2" office:value-type="string">
            <text:p text:style-name="P197">4.3 Physics of the ear</text:p>
          </table:table-cell>
          <table:table-cell table:style-name="Table10.B2" office:value-type="string">
            <text:list xml:id="list1024978000" text:style-name="L19">
              <text:list-item>
                <text:p text:style-name="P103">การสะท้อนและดูดซับของเสียง</text:p>
              </text:list-item>
            </text:list>
          </table:table-cell>
        </table:table-row>
        <table:table-row>
          <table:table-cell table:style-name="Table10.A2" office:value-type="string">
            <text:p text:style-name="P197">4.4 Diagnostics with sound and ultrasound</text:p>
          </table:table-cell>
          <table:table-cell table:style-name="Table10.B2" office:value-type="string">
            <text:list xml:id="list387981205" text:style-name="L20">
              <text:list-item>
                <text:p text:style-name="P104">การสะท้อนและการหักเหของเสียง</text:p>
              </text:list-item>
            </text:list>
          </table:table-cell>
        </table:table-row>
      </table:table>
      <text:p text:style-name="P200"><text:span text:style-name="T35"><text:tab/></text:span></text:p>
      <text:p text:style-name="P200"/>
      <text:p text:style-name="P199">Chapter 5. OPTICAL SYSTEM OF THE BODY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02"><text:span text:style-name="T35">5.1 Physics of the eye</text:span></text:p>
          </table:table-cell>
          <table:table-cell table:style-name="Table11.B1" office:value-type="string">
            <text:list xml:id="list1320362054" text:style-name="L21">
              <text:list-item>
                <text:p text:style-name="P107">ทัศนศาสตร์เชิงกายภาพ</text:p>
              </text:list-item>
            </text:list>
          </table:table-cell>
        </table:table-row>
      </table:table>
      <text:p text:style-name="P199"/>
      <text:p text:style-name="P200"><text:tab/></text:p>
      <text:p text:style-name="P200"/>
      <text:p text:style-name="P199">Chapter 6. ELECTRICAL SYSTEM OF THE BODY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202"><text:span text:style-name="T35">6.1 Physics of the nervous system</text:span></text:p>
          </table:table-cell>
          <table:table-cell table:style-name="Table12.B1" office:value-type="string">
            <text:list xml:id="list4103727028" text:style-name="L22">
              <text:list-item>
                <text:p text:style-name="P108">ไฟฟ้า(ความจุไฟฟ้า, ศักย์ไฟฟ้า, วงจรไฟฟ้า)</text:p>
              </text:list-item>
            </text:list>
          </table:table-cell>
        </table:table-row>
        <table:table-row>
          <table:table-cell table:style-name="Table12.A2" office:value-type="string">
            <text:p text:style-name="P193">6.2 Electrical signals and information transfer</text:p>
          </table:table-cell>
          <table:table-cell table:style-name="Table12.B2" office:value-type="string">
            <text:list xml:id="list852684058" text:style-name="L23">
              <text:list-item>
                <text:p text:style-name="P109">สนามไฟฟ้า(และสนามศักย์), การเหนี่ยวนำไฟฟ้า</text:p>
              </text:list-item>
            </text:list>
          </table:table-cell>
        </table:table-row>
      </table:table>
      <text:p text:style-name="P199"/>
      <text:p text:style-name="P200"><text:s/><text:tab/></text:p>
      <text:p text:style-name="P192"><text:s/><text:tab/></text:p>
      <text:p text:style-name="P80">Chapter 7. RADIATION AND RADIATION PROTECTION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<text:span text:style-name="T35">7.1 Radiation dosimetry</text:span></text:p>
          </table:table-cell>
          <table:table-cell table:style-name="Table13.B1" office:value-type="string">
            <text:list xml:id="list2713961533" text:style-name="L24">
              <text:list-item>
                <text:p text:style-name="P110">คลื่นแม่เหล็กไฟฟ้าเบื้องต้น, ฟิสิกส์อะตอม,<text:span text:style-name="T60">ฟิสิกส์</text:span>นิวเคลียร์</text:p>
              </text:list-item>
            </text:list>
          </table:table-cell>
        </table:table-row>
        <table:table-row>
          <table:table-cell table:style-name="Table13.A2" office:value-type="string">
            <text:p text:style-name="P96">7.2 Natural radioactivity</text:p>
          </table:table-cell>
          <table:table-cell table:style-name="Table13.B2" office:value-type="string">
            <text:list xml:id="list3892629967" text:style-name="L25">
              <text:list-item>
                <text:p text:style-name="P111">รังสีคอสมิก, ครึ่งชีวิต</text:p>
              </text:list-item>
            </text:list>
          </table:table-cell>
        </table:table-row>
        <text:soft-page-break/>
        <table:table-row>
          <table:table-cell table:style-name="Table13.A2" office:value-type="string">
            <text:p text:style-name="P96">7.3 Biological effects of radiation</text:p>
          </table:table-cell>
          <table:table-cell table:style-name="Table13.B2" office:value-type="string">
            <text:list xml:id="list3567280887" text:style-name="L26">
              <text:list-item>
                <text:p text:style-name="P112">ความรู้หลายหัวข้อของฟิสิกส์นิวเคลียร์ และเคมี</text:p>
              </text:list-item>
            </text:list>
          </table:table-cell>
        </table:table-row>
        <table:table-row>
          <table:table-cell table:style-name="Table13.A2" office:value-type="string">
            <text:p text:style-name="P96">7.4 Radiation monitors</text:p>
          </table:table-cell>
          <table:table-cell table:style-name="Table13.B2" office:value-type="string">
            <text:list xml:id="list3391807859" text:style-name="L27">
              <text:list-item>
                <text:p text:style-name="P113">อุปกรณ์สำหรับตรวจวัดกัมมันตภาพรังสี</text:p>
              </text:list-item>
            </text:list>
          </table:table-cell>
        </table:table-row>
      </table:table>
      <text:p text:style-name="P80"/>
      <text:p text:style-name="P79"><text:span text:style-name="T56">Chapter 8. DIAGNOSTIC RADIOLOGY</text:span>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79"><text:span text:style-name="T35">8.1 Production and characteristics of X-rays</text:span></text:p>
          </table:table-cell>
          <table:table-cell table:style-name="Table14.B1" office:value-type="string">
            <text:list xml:id="list3625120093" text:style-name="L28">
              <text:list-item>
                <text:p text:style-name="P114">ฟิสิกส์อะตอม, จุดเริ่มต้นของฟิสิกส์ยุคใหม่</text:p>
              </text:list-item>
            </text:list>
          </table:table-cell>
        </table:table-row>
        <table:table-row>
          <table:table-cell table:style-name="Table14.A2" office:value-type="string">
            <text:p text:style-name="P96">8.2 X-ray diagnostics and imaging</text:p>
          </table:table-cell>
          <table:table-cell table:style-name="Table14.B2" office:value-type="string">
            <text:list xml:id="list678206814" text:style-name="L29">
              <text:list-item>
                <text:p text:style-name="P115"><text:s/>การแผ่รังสี</text:p>
              </text:list-item>
            </text:list>
          </table:table-cell>
        </table:table-row>
        <table:table-row>
          <table:table-cell table:style-name="Table14.A2" office:value-type="string">
            <text:p text:style-name="P96">8.3 Physics of nuclear magnetic resonance (NMR)</text:p>
          </table:table-cell>
          <table:table-cell table:style-name="Table14.B2" office:value-type="string">
            <text:list xml:id="list1099455894" text:style-name="L30">
              <text:list-item>
                <text:p text:style-name="P116">ฟิสิกส์อะตอม, กลสาสตร์ควอนตัมเบื้องต้น<text:span text:style-name="T61">(สปิน)</text:span></text:p>
              </text:list-item>
            </text:list>
          </table:table-cell>
        </table:table-row>
        <table:table-row>
          <table:table-cell table:style-name="Table14.A2" office:value-type="string">
            <text:p text:style-name="P96">8.4 NMR imaging – MRI</text:p>
          </table:table-cell>
          <table:table-cell table:style-name="Table14.B2" office:value-type="string">
            <text:list xml:id="list1347199888" text:style-name="L31">
              <text:list-item>
                <text:p text:style-name="P117"><text:s/>กลสาสตร์ควอนตัมเบื้องต้น<text:span text:style-name="T61">(สปิน)</text:span></text:p>
              </text:list-item>
            </text:list>
          </table:table-cell>
        </table:table-row>
      </table:table>
      <text:p text:style-name="P79"/>
      <text:p text:style-name="P79"><text:s/><text:tab/></text:p>
      <text:p text:style-name="P96"><text:s/><text:span text:style-name="T48">Chapter 9. DIAGNOSTIC NUCLEAR MEDICINE</text:span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79"><text:span text:style-name="T35">9.1 Radiopharmaceuticals for radioisotope imaging</text:span></text:p>
          </table:table-cell>
          <table:table-cell table:style-name="Table15.B1" office:value-type="string">
            <text:list xml:id="list2487826734" text:style-name="L32">
              <text:list-item>
                <text:p text:style-name="P118">ปฏิกิริยานิวเคลียร์</text:p>
              </text:list-item>
            </text:list>
          </table:table-cell>
        </table:table-row>
        <table:table-row>
          <table:table-cell table:style-name="Table15.A2" office:value-type="string">
            <text:p text:style-name="P96">9.2 Radioisotope imaging equipment</text:p>
          </table:table-cell>
          <table:table-cell table:style-name="Table15.B2" office:value-type="string">
            <text:list xml:id="list4183203369" text:style-name="L33">
              <text:list-item>
                <text:p text:style-name="P119">ฟิสิกส์นิวเคลียร์</text:p>
              </text:list-item>
            </text:list>
          </table:table-cell>
        </table:table-row>
        <table:table-row>
          <table:table-cell table:style-name="Table15.A2" office:value-type="string">
            <text:p text:style-name="P96">9.3 Single photon and positron emission tomography</text:p>
          </table:table-cell>
          <table:table-cell table:style-name="Table15.B2" office:value-type="string">
            <text:list xml:id="list1195073286" text:style-name="L34">
              <text:list-item>
                <text:p text:style-name="P120">ความเข้มของการแผ่รังสี</text:p>
              </text:list-item>
            </text:list>
          </table:table-cell>
        </table:table-row>
      </table:table>
      <text:p text:style-name="P79"/>
      <text:p text:style-name="P79"><text:s/><text:tab/></text:p>
      <text:p text:style-name="P80">Chapter 10. THERAPEUTIC NUCLEAR MEDICINE</text:p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79"><text:span text:style-name="T35">10.1 Interaction between radiation and matter</text:span></text:p>
          </table:table-cell>
          <table:table-cell table:style-name="Table16.B1" office:value-type="string">
            <text:list xml:id="list2063944368" text:style-name="L35">
              <text:list-item>
                <text:p text:style-name="P121">ฟิสิกส์ยุคใหม่, ฟิสิกส์อนุภาค</text:p>
              </text:list-item>
            </text:list>
          </table:table-cell>
        </table:table-row>
        <table:table-row>
          <table:table-cell table:style-name="Table16.A2" office:value-type="string">
            <text:p text:style-name="P95">10.2 Dose and isodose in radiation treatment</text:p>
          </table:table-cell>
          <table:table-cell table:style-name="Table16.B2" office:value-type="string">
            <text:list xml:id="list3502514568" text:style-name="L36">
              <text:list-item>
                <text:p text:style-name="P122">ฟิสิกส์อนุภาค(scattering)</text:p>
              </text:list-item>
            </text:list>
          </table:table-cell>
        </table:table-row>
      </table:table>
      <text:p text:style-name="P79"/>
      <text:p text:style-name="P79"><text:s/><text:tab/></text:p>
      <text:p text:style-name="P95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oon1" svg:font-family="Boon" style:font-pitch="variable"/>
    <style:font-face style:name="David Libre" svg:font-family="'David Libre'" style:font-pitch="variable"/>
    <style:font-face style:name="Boon" svg:font-family="Boon" style:font-family-generic="modern" style:font-pitch="variable"/>
    <style:font-face style:name="Boon SemiBold" svg:font-family="'Boon SemiBold'" style:font-family-generic="modern" style:font-pitch="variable"/>
    <style:font-face style:name="Liberation Serif" svg:font-family="'Liberation Serif'" style:font-family-generic="roman" style:font-pitch="variable"/>
    <style:font-face style:name="PhotinaMT" svg:font-family="PhotinaMT" style:font-family-generic="roman" style:font-pitch="variable"/>
    <style:font-face style:name="THSarabunPSK" svg:font-family="THSarabunPSK" style:font-family-generic="roman" style:font-pitch="variable"/>
    <style:font-face style:name="Times-Roman" svg:font-family="Times-Roman" style:font-family-generic="roman" style:font-pitch="variable"/>
    <style:font-face style:name="WarnockPro-Regular" svg:font-family="WarnockPro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 style:font-name="Boon" fo:font-size="11pt" fo:font-weight="bold" officeooo:rsid="000fee18" officeooo:paragraph-rsid="00117bc1" style:font-size-asian="11pt" style:font-weight-asian="bold" style:font-name-complex="Boon" style:font-size-complex="11pt" style:language-complex="th" style:country-complex="TH" style:font-weight-complex="bold"/>
    </style:style>
    <style:style style:name="MT1" style:family="text">
      <style:text-properties style:font-name="David Libre" fo:font-weight="normal" officeooo:rsid="00174316" style:font-weight-asian="normal" style:font-weight-complex="normal"/>
    </style:style>
    <style:style style:name="MT2" style:family="text">
      <style:text-properties fo:font-weight="normal" officeooo:rsid="00174316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normal" officeooo:rsid="00190ba7" style:font-weight-asian="normal" style:font-weight-complex="normal"/>
    </style:style>
    <style:style style:name="MT5" style:family="text">
      <style:text-properties style:font-name="David Libre"/>
    </style:style>
    <style:style style:name="MT6" style:family="text">
      <style:text-properties style:font-name="David Libre" officeooo:rsid="00145c2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CPY</text:span><text:span text:style-name="MT2"> </text:span><text:span text:style-name="MT3"><text:s/>ฟิสิกส์</text:span><text:span text:style-name="MT4">สำหรับวิทยาศาสตร์การแพทย์ </text:span><text:span text:style-name="MT3"><text:s/>(Physics </text:span><text:span text:style-name="MT4">for Medical Science</text:span><text:span text:style-name="MT3">)</text:span><text:span text:style-name="MT5">/</text:span><text:span text:style-name="MT6">Faculty of Medicine, BTU</text:span>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44:11.663000000</meta:creation-date>
    <dc:date>2018-11-14T17:41:11.718000000</dc:date>
    <meta:editing-duration>PT13H41M38S</meta:editing-duration>
    <meta:editing-cycles>63</meta:editing-cycles>
    <meta:generator>LibreOffice/6.1.2.1$Windows_X86_64 LibreOffice_project/65905a128db06ba48db947242809d14d3f9a93fe</meta:generator>
    <meta:print-date>2018-11-11T16:48:45.663000000</meta:print-date>
    <meta:document-statistic meta:table-count="16" meta:image-count="0" meta:object-count="0" meta:page-count="9" meta:paragraph-count="459" meta:word-count="2222" meta:character-count="10178" meta:non-whitespace-character-count="9055"/>
  </office:meta>
</office:document-meta>
</file>